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2" svg:font-family="'DejaVu Sans'" style:font-family-generic="roman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898in"/>
    </style:style>
    <style:style style:name="co7" style:family="table-column">
      <style:table-column-properties fo:break-before="auto" style:column-width="1.952in"/>
    </style:style>
    <style:style style:name="co8" style:family="table-column">
      <style:table-column-properties fo:break-before="auto" style:column-width="2.0071in"/>
    </style:style>
    <style:style style:name="co9" style:family="table-column">
      <style:table-column-properties fo:break-before="auto" style:column-width="1.9307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1.6917in"/>
    </style:style>
    <style:style style:name="co13" style:family="table-column">
      <style:table-column-properties fo:break-before="auto" style:column-width="1.8874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1.9744in"/>
    </style:style>
    <style:style style:name="co16" style:family="table-column">
      <style:table-column-properties fo:break-before="auto" style:column-width="1.9201in"/>
    </style:style>
    <style:style style:name="co17" style:family="table-column">
      <style:table-column-properties fo:break-before="auto" style:column-width="2.20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6701in"/>
    </style:style>
    <style:style style:name="co20" style:family="table-column">
      <style:table-column-properties fo:break-before="auto" style:column-width="1.6811in"/>
    </style:style>
    <style:style style:name="co21" style:family="table-column">
      <style:table-column-properties fo:break-before="auto" style:column-width="1.7244in"/>
    </style:style>
    <style:style style:name="co22" style:family="table-column">
      <style:table-column-properties fo:break-before="auto" style:column-width="2.0717in"/>
    </style:style>
    <style:style style:name="co23" style:family="table-column">
      <style:table-column-properties fo:break-before="auto" style:column-width="1.8654in"/>
    </style:style>
    <style:style style:name="co24" style:family="table-column">
      <style:table-column-properties fo:break-before="auto" style:column-width="1.8764in"/>
    </style:style>
    <style:style style:name="co25" style:family="table-column">
      <style:table-column-properties fo:break-before="auto" style:column-width="1.8547in"/>
    </style:style>
    <style:style style:name="co26" style:family="table-column">
      <style:table-column-properties fo:break-before="auto" style:column-width="1.7465in"/>
    </style:style>
    <style:style style:name="co27" style:family="table-column">
      <style:table-column-properties fo:break-before="auto" style:column-width="1.9083in"/>
    </style:style>
    <style:style style:name="co28" style:family="table-column">
      <style:table-column-properties fo:break-before="auto" style:column-width="1.9417in"/>
    </style:style>
    <style:style style:name="co29" style:family="table-column">
      <style:table-column-properties fo:break-before="auto" style:column-width="1.8335in"/>
    </style:style>
    <style:style style:name="co30" style:family="table-column">
      <style:table-column-properties fo:break-before="auto" style:column-width="1.7783in"/>
    </style:style>
    <style:style style:name="co31" style:family="table-column">
      <style:table-column-properties fo:break-before="auto" style:column-width="1.8217in"/>
    </style:style>
    <style:style style:name="co32" style:family="table-column">
      <style:table-column-properties fo:break-before="auto" style:column-width="1.5945in"/>
    </style:style>
    <style:style style:name="co33" style:family="table-column">
      <style:table-column-properties fo:break-before="auto" style:column-width="2.039in"/>
    </style:style>
    <style:style style:name="co34" style:family="table-column">
      <style:table-column-properties fo:break-before="auto" style:column-width="1.7028in"/>
    </style:style>
    <style:style style:name="co35" style:family="table-column">
      <style:table-column-properties fo:break-before="auto" style:column-width="1.9846in"/>
    </style:style>
    <style:style style:name="co36" style:family="table-column">
      <style:table-column-properties fo:break-before="auto" style:column-width="1.9953in"/>
    </style:style>
    <style:style style:name="co37" style:family="table-column">
      <style:table-column-properties fo:break-before="auto" style:column-width="1.6598in"/>
    </style:style>
    <style:style style:name="co38" style:family="table-column">
      <style:table-column-properties fo:break-before="auto" style:column-width="1.811in"/>
    </style:style>
    <style:style style:name="co39" style:family="table-column">
      <style:table-column-properties fo:break-before="auto" style:column-width="2.1362in"/>
    </style:style>
    <style:style style:name="co40" style:family="table-column">
      <style:table-column-properties fo:break-before="auto" style:column-width="2.3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RESULTS_5f_time">
      <style:table-properties table:display="true" style:writing-mode="lr-tb"/>
    </style:style>
    <style:style style:name="ta3" style:family="table" style:master-page-name="PageStyle_5f_RESULTS_5f_maptime">
      <style:table-properties table:display="true" style:writing-mode="lr-tb"/>
    </style:style>
    <style:style style:name="ta4" style:family="table" style:master-page-name="PageStyle_5f_ROGUE">
      <style:table-properties table:display="true" style:writing-mode="lr-tb"/>
    </style:style>
    <style:style style:name="ta5" style:family="table" style:master-page-name="PageStyle_5f_WARGAME">
      <style:table-properties table:display="true" style:writing-mode="lr-tb"/>
    </style:style>
    <style:style style:name="ta6" style:family="table" style:master-page-name="PageStyle_5f_ESCAPE">
      <style:table-properties table:display="true" style:writing-mode="lr-tb"/>
    </style:style>
    <style:style style:name="ta7" style:family="table" style:master-page-name="PageStyle_5f_LEVEL10">
      <style:table-properties table:display="true" style:writing-mode="lr-tb"/>
    </style:style>
    <style:style style:name="ta8" style:family="table" style:master-page-name="PageStyle_5f_workshee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1" style:family="table-cell" style:parent-style-name="Default" style:data-style-name="N37"/>
    <style:style style:name="ce12" style:family="table-cell" style:parent-style-name="Default" style:data-style-name="N0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Fri Sep 14 09:10:20 2007">
            <text:p>Fri Sep 14 09:10:20 2007</text:p>
          </table:table-cell>
          <table:table-cell table:style-name="ce5" table:formula="oooc:=[$ROGUE.B6]" office:value-type="float" office:value="3347">
            <text:p>3347</text:p>
          </table:table-cell>
          <table:table-cell table:style-name="ce5" table:formula="oooc:=[$ROGUE.C6]" office:value-type="float" office:value="3623">
            <text:p>3623</text:p>
          </table:table-cell>
          <table:table-cell table:style-name="ce5" table:formula="oooc:=[$ROGUE.D6]" office:value-type="float" office:value="63884">
            <text:p>63884</text:p>
          </table:table-cell>
          <table:table-cell table:style-name="ce5" table:formula="oooc:=[$ROGUE.E6]" office:value-type="float" office:value="734">
            <text:p>734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8510425145576">
            <text:p>98.85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8510425145576">
            <text:p>68.85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Fri Sep 14 13:13:32 2007">
            <text:p>Fri Sep 14 13:13:32 2007</text:p>
          </table:table-cell>
          <table:table-cell table:style-name="ce5" table:formula="oooc:=[$ROGUE.F6]" office:value-type="float" office:value="5915">
            <text:p>5915</text:p>
          </table:table-cell>
          <table:table-cell table:style-name="ce5" table:formula="oooc:=[$ROGUE.G6]" office:value-type="float" office:value="5562">
            <text:p>5562</text:p>
          </table:table-cell>
          <table:table-cell table:style-name="ce5" table:formula="oooc:=[$ROGUE.H6]" office:value-type="float" office:value="21595">
            <text:p>21595</text:p>
          </table:table-cell>
          <table:table-cell table:style-name="ce5" table:formula="oooc:=[$ROGUE.I6]" office:value-type="float" office:value="9025">
            <text:p>9025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8.2079184996527">
            <text:p>58.21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8.2079184996527">
            <text:p>28.21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" office:value-type="float" office:value="35714">
            <text:p>35714</text:p>
          </table:table-cell>
          <table:table-cell table:style-name="ce6" table:formula="oooc:=[$ROGUE.K6]" office:value-type="float" office:value="38084">
            <text:p>38084</text:p>
          </table:table-cell>
          <table:table-cell table:style-name="ce6" table:formula="oooc:=[$ROGUE.L6]" office:value-type="float" office:value="182626">
            <text:p>182626</text:p>
          </table:table-cell>
          <table:table-cell table:style-name="ce5" table:formula="oooc:=[$ROGUE.M6]" office:value-type="float" office:value="80907">
            <text:p>80907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55.6979838577201">
            <text:p>55.7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25.6979838577201">
            <text:p>25.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Fri Sep 14 14:46:15 2007">
            <text:p>Fri Sep 14 14:46:15 2007</text:p>
          </table:table-cell>
          <table:table-cell table:style-name="ce6" table:formula="oooc:=[$ROGUE.N6]" office:value-type="float" office:value="67800">
            <text:p>67800</text:p>
          </table:table-cell>
          <table:table-cell/>
          <table:table-cell table:style-name="ce5" table:formula="oooc:=[$ROGUE.O6]" office:value-type="float" office:value="7403">
            <text:p>7403</text:p>
          </table:table-cell>
          <table:table-cell table:style-name="ce5" table:formula="oooc:=[$ROGUE.P6]" office:value-type="float" office:value="13384">
            <text:p>13384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44.6876867901972">
            <text:p>-44.69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64.6876867901972">
            <text:p>-64.69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Fri Sep 14 13:36:59 2007">
            <text:p>Fri Sep 14 13:36:59 2007</text:p>
          </table:table-cell>
          <table:table-cell table:style-name="ce6" table:formula="oooc:=[$ROGUE.Q6]" office:value-type="float" office:value="22778">
            <text:p>22778</text:p>
          </table:table-cell>
          <table:table-cell/>
          <table:table-cell table:style-name="ce5" table:formula="oooc:=[$ROGUE.R6]" office:value-type="float" office:value="22778">
            <text:p>22778</text:p>
          </table:table-cell>
          <table:table-cell table:style-name="ce5" table:formula="oooc:=[$ROGUE.S6]" office:value-type="float" office:value="1056">
            <text:p>1056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5.3639476688032">
            <text:p>95.36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5.3639476688032">
            <text:p>75.3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Fri Sep 14 13:19:26 2007">
            <text:p>Fri Sep 14 13:19:26 2007</text:p>
          </table:table-cell>
          <table:table-cell table:style-name="ce5" table:formula="oooc:=[$ROGUE.T6]" office:value-type="float" office:value="3787">
            <text:p>3787</text:p>
          </table:table-cell>
          <table:table-cell/>
          <table:table-cell table:style-name="ce5" table:formula="oooc:=[$ROGUE.U6]" office:value-type="float" office:value="5412">
            <text:p>5412</text:p>
          </table:table-cell>
          <table:table-cell table:style-name="ce5" table:formula="oooc:=[$ROGUE.V6]" office:value-type="float" office:value="1239">
            <text:p>1239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77.1064301552106">
            <text:p>77.11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57.1064301552106">
            <text:p>57.1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Fri Sep 14 13:17:35 2007">
            <text:p>Fri Sep 14 13:17:35 2007</text:p>
          </table:table-cell>
          <table:table-cell table:style-name="ce5" table:formula="oooc:=[$ROGUE.W6]" office:value-type="float" office:value="5915">
            <text:p>5915</text:p>
          </table:table-cell>
          <table:table-cell/>
          <table:table-cell table:style-name="ce6" table:formula="oooc:=[$ROGUE.X6]" office:value-type="float" office:value="9186">
            <text:p>9186</text:p>
          </table:table-cell>
          <table:table-cell table:style-name="ce5" table:formula="oooc:=[$ROGUE.Y6]" office:value-type="float" office:value="2408">
            <text:p>2408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3.7861963858045">
            <text:p>73.79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3.7861963858045">
            <text:p>53.79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Fri Sep 14 12:27:10 2007">
            <text:p>Fri Sep 14 12:27:10 2007</text:p>
          </table:table-cell>
          <table:table-cell table:style-name="ce5" table:formula="oooc:=[$WARGAME.B7]" office:value-type="float" office:value="5378">
            <text:p>5378</text:p>
          </table:table-cell>
          <table:table-cell table:style-name="ce6" table:formula="oooc:=[$WARGAME.C7]" office:value-type="float" office:value="4009">
            <text:p>4009</text:p>
          </table:table-cell>
          <table:table-cell table:style-name="ce6" table:formula="oooc:=[$WARGAME.D7]" office:value-type="float" office:value="6577">
            <text:p>6577</text:p>
          </table:table-cell>
          <table:table-cell table:style-name="ce5" table:formula="oooc:=[$WARGAME.E7]" office:value-type="float" office:value="4396">
            <text:p>4396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33.1610156606355">
            <text:p>33.16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3.16101566063555">
            <text:p>3.16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Fri Sep 14 12:24:22 2007">
            <text:p>Fri Sep 14 12:24:22 2007</text:p>
          </table:table-cell>
          <table:table-cell table:style-name="ce6" table:formula="oooc:=[$WARGAME.F7]" office:value-type="float" office:value="1107">
            <text:p>1107</text:p>
          </table:table-cell>
          <table:table-cell table:style-name="ce6" table:formula="oooc:=[$WARGAME.G7]" office:value-type="float" office:value="6723">
            <text:p>6723</text:p>
          </table:table-cell>
          <table:table-cell table:style-name="ce6" table:formula="oooc:=[$WARGAME.H7]" office:value-type="float" office:value="5489">
            <text:p>5489</text:p>
          </table:table-cell>
          <table:table-cell table:style-name="ce5" table:formula="oooc:=[$WARGAME.I7]" office:value-type="float" office:value="3461">
            <text:p>3461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6.9466205137548">
            <text:p>36.95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6.94662051375478">
            <text:p>6.9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Fri Sep 14 12:32:11 2007">
            <text:p>Fri Sep 14 12:32:11 2007</text:p>
          </table:table-cell>
          <table:table-cell table:style-name="ce5" table:formula="oooc:=[$WARGAME.J7]" office:value-type="float" office:value="10757">
            <text:p>10757</text:p>
          </table:table-cell>
          <table:table-cell/>
          <table:table-cell table:style-name="ce5" table:formula="oooc:=[$WARGAME.K7]" office:value-type="float" office:value="5409">
            <text:p>5409</text:p>
          </table:table-cell>
          <table:table-cell table:style-name="ce5" table:formula="oooc:=[$WARGAME.L7]" office:value-type="float" office:value="2186">
            <text:p>2186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9.5858753928637">
            <text:p>59.59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9.5858753928637">
            <text:p>29.5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Fri Sep 14 12:34:15 2007">
            <text:p>Fri Sep 14 12:34:15 2007</text:p>
          </table:table-cell>
          <table:table-cell table:style-name="ce5" table:formula="oooc:=[$WARGAME.M7]" office:value-type="float" office:value="9184">
            <text:p>9184</text:p>
          </table:table-cell>
          <table:table-cell/>
          <table:table-cell table:style-name="ce5" table:formula="oooc:=[$WARGAME.N7]" office:value-type="float" office:value="3839">
            <text:p>3839</text:p>
          </table:table-cell>
          <table:table-cell table:style-name="ce5" table:formula="oooc:=[$WARGAME.O7]" office:value-type="float" office:value="2645">
            <text:p>2645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1.1018494399583">
            <text:p>31.1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1.10184943995832">
            <text:p>1.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Fri Sep 14 12:33:20 2007">
            <text:p>Fri Sep 14 12:33:20 2007</text:p>
          </table:table-cell>
          <table:table-cell table:style-name="ce7" table:formula="oooc:=[$WARGAME.P7]" office:value-type="float" office:value="20579">
            <text:p>20579</text:p>
          </table:table-cell>
          <table:table-cell/>
          <table:table-cell table:style-name="ce6" table:formula="oooc:=[$WARGAME.Q7]" office:value-type="float" office:value="5139">
            <text:p>5139</text:p>
          </table:table-cell>
          <table:table-cell table:style-name="ce5" table:formula="oooc:=[$WARGAME.R7]" office:value-type="float" office:value="6052">
            <text:p>6052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15.0859220092531">
            <text:p>-15.09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35.0859220092531">
            <text:p>-35.09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Fri Sep 14 12:39:16 2007">
            <text:p>Fri Sep 14 12:39:16 2007</text:p>
          </table:table-cell>
          <table:table-cell table:style-name="ce6" table:formula="oooc:=[$WARGAME.S7]" office:value-type="float" office:value="24029">
            <text:p>24029</text:p>
          </table:table-cell>
          <table:table-cell/>
          <table:table-cell table:style-name="ce6" table:formula="oooc:=[$WARGAME.T7]" office:value-type="float" office:value="7682">
            <text:p>7682</text:p>
          </table:table-cell>
          <table:table-cell table:style-name="ce5" table:formula="oooc:=[$WARGAME.U7]" office:value-type="float" office:value="2229">
            <text:p>2229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70.9841187190836">
            <text:p>70.98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50.9841187190836">
            <text:p>50.98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Fri Sep 14 08:55:23 2007">
            <text:p>Fri Sep 14 08:55:23 2007</text:p>
          </table:table-cell>
          <table:table-cell table:style-name="ce6" table:formula="oooc:=[$WARGAME.V7]" office:value-type="float" office:value="10757">
            <text:p>10757</text:p>
          </table:table-cell>
          <table:table-cell/>
          <table:table-cell table:style-name="ce5" table:formula="oooc:=[$WARGAME.W7]" office:value-type="float" office:value="9179">
            <text:p>9179</text:p>
          </table:table-cell>
          <table:table-cell table:style-name="ce5" table:formula="oooc:=[$WARGAME.X7]" office:value-type="float" office:value="6296">
            <text:p>6296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31.4086501797581">
            <text:p>31.41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11.4086501797581">
            <text:p>11.4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Fri Sep 14 08:37:35 2007">
            <text:p>Fri Sep 14 08:37:35 2007</text:p>
          </table:table-cell>
          <table:table-cell table:style-name="ce5" table:formula="oooc:=[$WARGAME.Y7]" office:value-type="float" office:value="9184">
            <text:p>9184</text:p>
          </table:table-cell>
          <table:table-cell/>
          <table:table-cell table:style-name="ce6" table:formula="oooc:=[$WARGAME.Z7]" office:value-type="float" office:value="9410">
            <text:p>9410</text:p>
          </table:table-cell>
          <table:table-cell table:style-name="ce5" table:formula="oooc:=[$WARGAME.AA7]" office:value-type="float" office:value="6546">
            <text:p>6546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0.4357066950053">
            <text:p>30.44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0.4357066950053">
            <text:p>10.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Fri Sep 14 12:35:15 2007">
            <text:p>Fri Sep 14 12:35:15 2007</text:p>
          </table:table-cell>
          <table:table-cell table:style-name="ce5" table:formula="oooc:=[$ESCAPE.B7]" office:value-type="float" office:value="24581">
            <text:p>24581</text:p>
          </table:table-cell>
          <table:table-cell table:style-name="ce5" table:formula="oooc:=[$ESCAPE.C7]" office:value-type="float" office:value="2230">
            <text:p>2230</text:p>
          </table:table-cell>
          <table:table-cell table:style-name="ce6" table:formula="oooc:=[$ESCAPE.D7]" office:value-type="float" office:value="14939">
            <text:p>14939</text:p>
          </table:table-cell>
          <table:table-cell table:style-name="ce6" table:formula="oooc:=[$ESCAPE.E7]" office:value-type="float" office:value="2227">
            <text:p>2227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5.0927103554455">
            <text:p>85.09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5.0927103554455">
            <text:p>55.0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Fri Sep 14 08:24:39 2007">
            <text:p>Fri Sep 14 08:24:39 2007</text:p>
          </table:table-cell>
          <table:table-cell table:style-name="ce5" table:formula="oooc:=[$ESCAPE.F7]" office:value-type="float" office:value="4722">
            <text:p>4722</text:p>
          </table:table-cell>
          <table:table-cell table:style-name="ce5" table:formula="oooc:=[$ESCAPE.G7]" office:value-type="float" office:value="11585">
            <text:p>11585</text:p>
          </table:table-cell>
          <table:table-cell table:style-name="ce5" table:formula="oooc:=[$ESCAPE.H7]" office:value-type="float" office:value="31590">
            <text:p>31590</text:p>
          </table:table-cell>
          <table:table-cell table:style-name="ce5" table:formula="oooc:=[$ESCAPE.I7]" office:value-type="float" office:value="3629">
            <text:p>3629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8.5121874010763">
            <text:p>88.51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8.5121874010763">
            <text:p>58.5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Fri Sep 14 13:09:51 2007">
            <text:p>Fri Sep 14 13:09:51 2007</text:p>
          </table:table-cell>
          <table:table-cell table:style-name="ce5" table:formula="oooc:=[$ESCAPE.J7]" office:value-type="float" office:value="9568">
            <text:p>9568</text:p>
          </table:table-cell>
          <table:table-cell/>
          <table:table-cell table:style-name="ce5" table:formula="oooc:=[$ESCAPE.K7]" office:value-type="float" office:value="7083">
            <text:p>7083</text:p>
          </table:table-cell>
          <table:table-cell table:style-name="ce5" table:formula="oooc:=[$ESCAPE.L7]" office:value-type="float" office:value="2439">
            <text:p>2439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5.5654383735705">
            <text:p>65.57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5.5654383735705">
            <text:p>35.5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Fri Sep 14 13:10:10 2007">
            <text:p>Fri Sep 14 13:10:10 2007</text:p>
          </table:table-cell>
          <table:table-cell table:style-name="ce5" table:formula="oooc:=[$ESCAPE.M7]" office:value-type="float" office:value="9568">
            <text:p>9568</text:p>
          </table:table-cell>
          <table:table-cell/>
          <table:table-cell table:style-name="ce5" table:formula="oooc:=[$ESCAPE.N7]" office:value-type="float" office:value="11036">
            <text:p>11036</text:p>
          </table:table-cell>
          <table:table-cell table:style-name="ce5" table:formula="oooc:=[$ESCAPE.O7]" office:value-type="float" office:value="1936">
            <text:p>1936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82.4574121058354">
            <text:p>82.46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52.4574121058354">
            <text:p>52.4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Fri Sep 14 14:16:02 2007">
            <text:p>Fri Sep 14 14:16:02 2007</text:p>
          </table:table-cell>
          <table:table-cell table:style-name="ce7" table:formula="oooc:=[$ESCAPE.P7]" office:value-type="float" office:value="163795">
            <text:p>163795</text:p>
          </table:table-cell>
          <table:table-cell/>
          <table:table-cell table:style-name="ce5" table:formula="oooc:=[$ESCAPE.Q7]" office:value-type="float" office:value="24841">
            <text:p>24841</text:p>
          </table:table-cell>
          <table:table-cell table:style-name="ce6" table:formula="oooc:=[$ESCAPE.R7]" office:value-type="float" office:value="5006">
            <text:p>5006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79.8478322128739">
            <text:p>79.85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59.8478322128739">
            <text:p>59.8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Fri Sep 14 13:15:17 2007">
            <text:p>Fri Sep 14 13:15:17 2007</text:p>
          </table:table-cell>
          <table:table-cell table:style-name="ce6" table:formula="oooc:=[$ESCAPE.S7]" office:value-type="float" office:value="55612">
            <text:p>55612</text:p>
          </table:table-cell>
          <table:table-cell/>
          <table:table-cell table:style-name="ce5" table:formula="oooc:=[$ESCAPE.T7]" office:value-type="float" office:value="1464">
            <text:p>1464</text:p>
          </table:table-cell>
          <table:table-cell table:style-name="ce5" table:formula="oooc:=[$ESCAPE.U7]" office:value-type="float" office:value="950">
            <text:p>950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35.1092896174863">
            <text:p>35.11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15.1092896174863">
            <text:p>15.1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Fri Sep 14 13:13:01 2007">
            <text:p>Fri Sep 14 13:13:01 2007</text:p>
          </table:table-cell>
          <table:table-cell table:style-name="ce5" table:formula="oooc:=[$ESCAPE.V7]" office:value-type="float" office:value="22971">
            <text:p>22971</text:p>
          </table:table-cell>
          <table:table-cell/>
          <table:table-cell table:style-name="ce6" table:formula="oooc:=[$ESCAPE.W7]" office:value-type="float" office:value="23357">
            <text:p>23357</text:p>
          </table:table-cell>
          <table:table-cell table:style-name="ce5" table:formula="oooc:=[$ESCAPE.X7]" office:value-type="float" office:value="5918">
            <text:p>5918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4.6628419745687">
            <text:p>74.66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4.6628419745687">
            <text:p>54.6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Fri Sep 14 09:43:54 2007">
            <text:p>Fri Sep 14 09:43:54 2007</text:p>
          </table:table-cell>
          <table:table-cell table:style-name="ce5" table:formula="oooc:=[$LEVEL10.B7]" office:value-type="float" office:value="4870">
            <text:p>4870</text:p>
          </table:table-cell>
          <table:table-cell/>
          <table:table-cell table:style-name="ce5" table:formula="oooc:=[$LEVEL10.C7]" office:value-type="float" office:value="1698">
            <text:p>1698</text:p>
          </table:table-cell>
          <table:table-cell table:style-name="ce5" table:formula="oooc:=[$LEVEL10.D7]" office:value-type="float" office:value="846">
            <text:p>846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50.1766784452297">
            <text:p>50.18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30.1766784452297">
            <text:p>30.18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Fri Sep 14 13:42:47 2007">
            <text:p>Fri Sep 14 13:42:47 2007</text:p>
          </table:table-cell>
          <table:table-cell table:style-name="ce5" table:formula="oooc:=[$LEVEL10.E7]" office:value-type="float" office:value="19436">
            <text:p>19436</text:p>
          </table:table-cell>
          <table:table-cell/>
          <table:table-cell table:style-name="ce5" table:formula="oooc:=[$LEVEL10.F7]" office:value-type="float" office:value="4009">
            <text:p>4009</text:p>
          </table:table-cell>
          <table:table-cell table:style-name="ce5" table:formula="oooc:=[$LEVEL10.G7]" office:value-type="float" office:value="2359">
            <text:p>2359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41.1573958593165">
            <text:p>41.16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21.1573958593165">
            <text:p>21.16</text:p>
          </table:table-cell>
          <table:table-cell/>
          <table:table-cell office:value-type="string">
            <text:p>decrease health terrorist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Fri Sep 14 09:22:23 2007">
            <text:p>Fri Sep 14 09:22:23 2007</text:p>
          </table:table-cell>
          <table:table-cell table:style-name="ce5" table:formula="oooc:=[$LEVEL10.H7]" office:value-type="float" office:value="2230">
            <text:p>2230</text:p>
          </table:table-cell>
          <table:table-cell/>
          <table:table-cell table:style-name="ce5" table:formula="oooc:=[$LEVEL10.I7]" office:value-type="float" office:value="1386">
            <text:p>1386</text:p>
          </table:table-cell>
          <table:table-cell table:style-name="ce5" table:formula="oooc:=[$LEVEL10.J7]" office:value-type="float" office:value="1123">
            <text:p>1123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18.975468975469">
            <text:p>18.98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1.02453102453103">
            <text:p>-1.0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Fri Sep 14 09:38:48 2007">
            <text:p>Fri Sep 14 09:38:48 2007</text:p>
          </table:table-cell>
          <table:table-cell table:style-name="ce5" table:formula="oooc:=[$LEVEL10.K7]" office:value-type="float" office:value="25599">
            <text:p>25599</text:p>
          </table:table-cell>
          <table:table-cell/>
          <table:table-cell table:style-name="ce5" table:formula="oooc:=[$LEVEL10.L7]" office:value-type="float" office:value="1107">
            <text:p>1107</text:p>
          </table:table-cell>
          <table:table-cell table:style-name="ce5" table:formula="oooc:=[$LEVEL10.M7]" office:value-type="float" office:value="342">
            <text:p>342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69.1056910569106">
            <text:p>69.11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49.1056910569106">
            <text:p>49.11</text:p>
          </table:table-cell>
          <table:table-cell/>
          <table:table-cell office:value-type="string">
            <text:p>need to map hero-&gt;soldier (not terrorist)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Fri Sep 14 13:37:18 2007">
            <text:p>Fri Sep 14 13:37:18 2007</text:p>
          </table:table-cell>
          <table:table-cell table:style-name="ce5" table:formula="oooc:=[$LEVEL10.N7]" office:value-type="float" office:value="55612">
            <text:p>55612</text:p>
          </table:table-cell>
          <table:table-cell/>
          <table:table-cell table:style-name="ce5" table:formula="oooc:=[$LEVEL10.O7]" office:value-type="float" office:value="8206">
            <text:p>8206</text:p>
          </table:table-cell>
          <table:table-cell table:style-name="ce5" table:formula="oooc:=[$LEVEL10.P7]" office:value-type="float" office:value="8206">
            <text:p>8206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-20">
            <text:p>-20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Fri Sep 14 13:41:43 2007">
            <text:p>Fri Sep 14 13:41:43 2007</text:p>
          </table:table-cell>
          <table:table-cell table:style-name="ce5" table:formula="oooc:=[$LEVEL10.Q7]" office:value-type="float" office:value="27213">
            <text:p>27213</text:p>
          </table:table-cell>
          <table:table-cell/>
          <table:table-cell table:style-name="ce5" table:formula="oooc:=[$LEVEL10.R7]" office:value-type="float" office:value="3353">
            <text:p>3353</text:p>
          </table:table-cell>
          <table:table-cell table:style-name="ce5" table:formula="oooc:=[$LEVEL10.S7]" office:value-type="float" office:value="3353">
            <text:p>3353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20">
            <text:p>-20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Fri Sep 14 13:38:44 2007">
            <text:p>Fri Sep 14 13:38:44 2007</text:p>
          </table:table-cell>
          <table:table-cell table:style-name="ce5" table:formula="oooc:=[$LEVEL10.T7]" office:value-type="float" office:value="28695">
            <text:p>28695</text:p>
          </table:table-cell>
          <table:table-cell/>
          <table:table-cell table:style-name="ce5" table:formula="oooc:=[$LEVEL10.U7]" office:value-type="float" office:value="3488">
            <text:p>3488</text:p>
          </table:table-cell>
          <table:table-cell table:style-name="ce5" table:formula="oooc:=[$LEVEL10.V7]" office:value-type="float" office:value="1543">
            <text:p>1543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55.7626146788991">
            <text:p>55.76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35.7626146788991">
            <text:p>35.7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5.2099255432632">
            <text:p>35.21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9.677643828057">
            <text:p>29.68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16.9219299031328">
            <text:p>16.92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7.4799650780694">
            <text:p>37.4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13.5968355736893">
            <text:p>13.6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time" table:style-name="ta2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Fri Sep 14 09:10:20 2007">
            <text:p>Fri Sep 14 09:10:20 2007</text:p>
          </table:table-cell>
          <table:table-cell table:style-name="ce5" table:formula="oooc:=[$ROGUE.B6]*[$ROGUE.B10]*0.001" office:value-type="float" office:value="222.050021">
            <text:p>222.05</text:p>
          </table:table-cell>
          <table:table-cell table:style-name="ce5" table:formula="oooc:=[$ROGUE.C6]*[$ROGUE.C10]*0.001" office:value-type="float" office:value="240.538216">
            <text:p>240.54</text:p>
          </table:table-cell>
          <table:table-cell table:style-name="ce5" table:formula="oooc:=[$ROGUE.D6]*[$ROGUE.D10]*0.001" office:value-type="float" office:value="5299.113916">
            <text:p>5299.11</text:p>
          </table:table-cell>
          <table:table-cell table:style-name="ce5" table:formula="oooc:=[$ROGUE.E6]*[$ROGUE.E10]*0.001" office:value-type="float" office:value="84.01731">
            <text:p>84.02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4145026634298">
            <text:p>98.41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4145026634298">
            <text:p>68.41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Fri Sep 14 13:13:32 2007">
            <text:p>Fri Sep 14 13:13:32 2007</text:p>
          </table:table-cell>
          <table:table-cell table:style-name="ce5" table:formula="oooc:=[$ROGUE.F6]*[$ROGUE.F10]*0.001" office:value-type="float" office:value="238.97783">
            <text:p>238.98</text:p>
          </table:table-cell>
          <table:table-cell table:style-name="ce5" table:formula="oooc:=[$ROGUE.G6]*[$ROGUE.G10]*0.001" office:value-type="float" office:value="224.321022">
            <text:p>224.32</text:p>
          </table:table-cell>
          <table:table-cell table:style-name="ce5" table:formula="oooc:=[$ROGUE.H6]*[$ROGUE.H10]*0.001" office:value-type="float" office:value="714.643335">
            <text:p>714.64</text:p>
          </table:table-cell>
          <table:table-cell table:style-name="ce5" table:formula="oooc:=[$ROGUE.I6]*[$ROGUE.I10]*0.001" office:value-type="float" office:value="247.33915">
            <text:p>247.34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65.3898472305769">
            <text:p>65.39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35.3898472305769">
            <text:p>35.3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*[$ROGUE.J10]*0.001" office:value-type="float" office:value="2035.019434">
            <text:p>2035.02</text:p>
          </table:table-cell>
          <table:table-cell table:style-name="ce6" table:formula="oooc:=[$ROGUE.K6]*[$ROGUE.K10]*0.001" office:value-type="float" office:value="2251.449912">
            <text:p>2251.45</text:p>
          </table:table-cell>
          <table:table-cell table:style-name="ce6" table:formula="oooc:=[$ROGUE.L6]*[$ROGUE.L10]*0.001" office:value-type="float" office:value="9723.92137">
            <text:p>9723.92</text:p>
          </table:table-cell>
          <table:table-cell table:style-name="ce5" table:formula="oooc:=[$ROGUE.M6]*[$ROGUE.M10]*0.001" office:value-type="float" office:value="3712.255881">
            <text:p>3712.26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1.8234687453052">
            <text:p>61.82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1.8234687453052">
            <text:p>31.8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Fri Sep 14 14:46:15 2007">
            <text:p>Fri Sep 14 14:46:15 2007</text:p>
          </table:table-cell>
          <table:table-cell table:style-name="ce6" table:formula="oooc:=[$ROGUE.N6]*[$ROGUE.N10]*0.001" office:value-type="float" office:value="3236.7042">
            <text:p>3236.7</text:p>
          </table:table-cell>
          <table:table-cell/>
          <table:table-cell table:style-name="ce5" table:formula="oooc:=[$ROGUE.O6]*[$ROGUE.O10]*0.001" office:value-type="float" office:value="211.052127">
            <text:p>211.05</text:p>
          </table:table-cell>
          <table:table-cell table:style-name="ce5" table:formula="oooc:=[$ROGUE.P6]*[$ROGUE.P10]*0.001" office:value-type="float" office:value="795.665416">
            <text:p>795.67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73.4747642971578">
            <text:p>-73.47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93.4747642971578">
            <text:p>-93.4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Fri Sep 14 13:36:59 2007">
            <text:p>Fri Sep 14 13:36:59 2007</text:p>
          </table:table-cell>
          <table:table-cell table:style-name="ce6" table:formula="oooc:=[$ROGUE.Q6]*[$ROGUE.Q10]*0.001" office:value-type="float" office:value="869.117368">
            <text:p>869.12</text:p>
          </table:table-cell>
          <table:table-cell/>
          <table:table-cell table:style-name="ce5" table:formula="oooc:=[$ROGUE.R6]*[$ROGUE.R10]*0.001" office:value-type="float" office:value="876.542996">
            <text:p>876.54</text:p>
          </table:table-cell>
          <table:table-cell table:style-name="ce5" table:formula="oooc:=[$ROGUE.S6]*[$ROGUE.S10]*0.001" office:value-type="float" office:value="48.970944">
            <text:p>48.97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4.4131726311803">
            <text:p>94.41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4.4131726311803">
            <text:p>74.4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Fri Sep 14 13:19:26 2007">
            <text:p>Fri Sep 14 13:19:26 2007</text:p>
          </table:table-cell>
          <table:table-cell table:style-name="ce5" table:formula="oooc:=[$ROGUE.T6]*[$ROGUE.T10]*0.001" office:value-type="float" office:value="147.969451">
            <text:p>147.97</text:p>
          </table:table-cell>
          <table:table-cell/>
          <table:table-cell table:style-name="ce5" table:formula="oooc:=[$ROGUE.U6]*[$ROGUE.U10]*0.001" office:value-type="float" office:value="224.116332">
            <text:p>224.12</text:p>
          </table:table-cell>
          <table:table-cell table:style-name="ce5" table:formula="oooc:=[$ROGUE.V6]*[$ROGUE.V10]*0.001" office:value-type="float" office:value="72.708237">
            <text:p>72.71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67.5578141266385">
            <text:p>67.56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47.5578141266385">
            <text:p>47.5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Fri Sep 14 13:17:35 2007">
            <text:p>Fri Sep 14 13:17:35 2007</text:p>
          </table:table-cell>
          <table:table-cell table:style-name="ce5" table:formula="oooc:=[$ROGUE.W6]*[$ROGUE.W10]*0.001" office:value-type="float" office:value="240.852885">
            <text:p>240.85</text:p>
          </table:table-cell>
          <table:table-cell/>
          <table:table-cell table:style-name="ce6" table:formula="oooc:=[$ROGUE.X6]*[$ROGUE.X10]*0.001" office:value-type="float" office:value="407.141892">
            <text:p>407.14</text:p>
          </table:table-cell>
          <table:table-cell table:style-name="ce5" table:formula="oooc:=[$ROGUE.Y6]*[$ROGUE.Y10]*0.001" office:value-type="float" office:value="98.966392">
            <text:p>98.97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5.6924075010193">
            <text:p>75.69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5.6924075010193">
            <text:p>55.69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Fri Sep 14 12:27:10 2007">
            <text:p>Fri Sep 14 12:27:10 2007</text:p>
          </table:table-cell>
          <table:table-cell table:style-name="ce5" table:formula="oooc:=[$WARGAME.B7]*[$WARGAME.B11]*0.001" office:value-type="float" office:value="100.896658">
            <text:p>100.9</text:p>
          </table:table-cell>
          <table:table-cell table:style-name="ce6" table:formula="oooc:=[$WARGAME.C7]*[$WARGAME.C11]*0.001" office:value-type="float" office:value="146.396653">
            <text:p>146.4</text:p>
          </table:table-cell>
          <table:table-cell table:style-name="ce6" table:formula="oooc:=[$WARGAME.D7]*[$WARGAME.D11]*0.001" office:value-type="float" office:value="325.397075">
            <text:p>325.4</text:p>
          </table:table-cell>
          <table:table-cell table:style-name="ce5" table:formula="oooc:=[$WARGAME.E7]*[$WARGAME.E11]*0.001" office:value-type="float" office:value="299.811596">
            <text:p>299.81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7.86284849057112">
            <text:p>7.86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-22.1371515094289">
            <text:p>-22.14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Fri Sep 14 12:24:22 2007">
            <text:p>Fri Sep 14 12:24:22 2007</text:p>
          </table:table-cell>
          <table:table-cell table:style-name="ce6" table:formula="oooc:=[$WARGAME.F7]*[$WARGAME.F11]*0.001" office:value-type="float" office:value="18.449262">
            <text:p>18.45</text:p>
          </table:table-cell>
          <table:table-cell table:style-name="ce6" table:formula="oooc:=[$WARGAME.G7]*[$WARGAME.G11]*0.001" office:value-type="float" office:value="118.92987">
            <text:p>118.93</text:p>
          </table:table-cell>
          <table:table-cell table:style-name="ce6" table:formula="oooc:=[$WARGAME.H7]*[$WARGAME.H11]*0.001" office:value-type="float" office:value="218.313997">
            <text:p>218.31</text:p>
          </table:table-cell>
          <table:table-cell table:style-name="ce5" table:formula="oooc:=[$WARGAME.I7]*[$WARGAME.I11]*0.001" office:value-type="float" office:value="141.233027">
            <text:p>141.23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5.3073880095741">
            <text:p>35.31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5.30738800957413">
            <text:p>5.3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Fri Sep 14 12:32:11 2007">
            <text:p>Fri Sep 14 12:32:11 2007</text:p>
          </table:table-cell>
          <table:table-cell table:style-name="ce5" table:formula="oooc:=[$WARGAME.J7]*[$WARGAME.J11]*0.001" office:value-type="float" office:value="502.631582">
            <text:p>502.63</text:p>
          </table:table-cell>
          <table:table-cell/>
          <table:table-cell table:style-name="ce5" table:formula="oooc:=[$WARGAME.K7]*[$WARGAME.K11]*0.001" office:value-type="float" office:value="246.152772">
            <text:p>246.15</text:p>
          </table:table-cell>
          <table:table-cell table:style-name="ce5" table:formula="oooc:=[$WARGAME.L7]*[$WARGAME.L11]*0.001" office:value-type="float" office:value="103.734444">
            <text:p>103.73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7.8576982265306">
            <text:p>57.86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7.8576982265306">
            <text:p>27.86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Fri Sep 14 12:34:15 2007">
            <text:p>Fri Sep 14 12:34:15 2007</text:p>
          </table:table-cell>
          <table:table-cell table:style-name="ce5" table:formula="oooc:=[$WARGAME.M7]*[$WARGAME.M11]*0.001" office:value-type="float" office:value="605.427648">
            <text:p>605.43</text:p>
          </table:table-cell>
          <table:table-cell/>
          <table:table-cell table:style-name="ce5" table:formula="oooc:=[$WARGAME.N7]*[$WARGAME.N11]*0.001" office:value-type="float" office:value="85.866913">
            <text:p>85.87</text:p>
          </table:table-cell>
          <table:table-cell table:style-name="ce5" table:formula="oooc:=[$WARGAME.O7]*[$WARGAME.O11]*0.001" office:value-type="float" office:value="57.22722">
            <text:p>57.23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3.3535840516358">
            <text:p>33.35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3.35358405163581">
            <text:p>3.3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Fri Sep 14 12:33:20 2007">
            <text:p>Fri Sep 14 12:33:20 2007</text:p>
          </table:table-cell>
          <table:table-cell table:style-name="ce7" table:formula="oooc:=[$WARGAME.P7]*[$WARGAME.P11]*0.001" office:value-type="float" office:value="534.951105">
            <text:p>534.95</text:p>
          </table:table-cell>
          <table:table-cell/>
          <table:table-cell table:style-name="ce6" table:formula="oooc:=[$WARGAME.Q7]*[$WARGAME.Q11]*0.001" office:value-type="float" office:value="94.86594">
            <text:p>94.87</text:p>
          </table:table-cell>
          <table:table-cell table:style-name="ce5" table:formula="oooc:=[$WARGAME.R7]*[$WARGAME.R11]*0.001" office:value-type="float" office:value="124.979852">
            <text:p>124.98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24.0950133306287">
            <text:p>-24.1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44.0950133306287">
            <text:p>-44.1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Fri Sep 14 12:39:16 2007">
            <text:p>Fri Sep 14 12:39:16 2007</text:p>
          </table:table-cell>
          <table:table-cell table:style-name="ce6" table:formula="oooc:=[$WARGAME.S7]*[$WARGAME.S11]*0.001" office:value-type="float" office:value="862.569013">
            <text:p>862.57</text:p>
          </table:table-cell>
          <table:table-cell/>
          <table:table-cell table:style-name="ce6" table:formula="oooc:=[$WARGAME.T7]*[$WARGAME.T11]*0.001" office:value-type="float" office:value="122.504854">
            <text:p>122.5</text:p>
          </table:table-cell>
          <table:table-cell table:style-name="ce5" table:formula="oooc:=[$WARGAME.U7]*[$WARGAME.U11]*0.001" office:value-type="float" office:value="36.493188">
            <text:p>36.49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70.2108228299264">
            <text:p>70.21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50.2108228299264">
            <text:p>50.2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Fri Sep 14 08:55:23 2007">
            <text:p>Fri Sep 14 08:55:23 2007</text:p>
          </table:table-cell>
          <table:table-cell table:style-name="ce6" table:formula="oooc:=[$WARGAME.V7]*[$WARGAME.V11]*0.001" office:value-type="float" office:value="952.607649">
            <text:p>952.61</text:p>
          </table:table-cell>
          <table:table-cell/>
          <table:table-cell table:style-name="ce5" table:formula="oooc:=[$WARGAME.W7]*[$WARGAME.W11]*0.001" office:value-type="float" office:value="785.942696">
            <text:p>785.94</text:p>
          </table:table-cell>
          <table:table-cell table:style-name="ce5" table:formula="oooc:=[$WARGAME.X7]*[$WARGAME.X11]*0.001" office:value-type="float" office:value="541.758208">
            <text:p>541.76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31.0689938646621">
            <text:p>31.07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11.0689938646621">
            <text:p>11.0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Fri Sep 14 08:37:35 2007">
            <text:p>Fri Sep 14 08:37:35 2007</text:p>
          </table:table-cell>
          <table:table-cell table:style-name="ce5" table:formula="oooc:=[$WARGAME.Y7]*[$WARGAME.Y11]*0.001" office:value-type="float" office:value="856.279424">
            <text:p>856.28</text:p>
          </table:table-cell>
          <table:table-cell/>
          <table:table-cell table:style-name="ce6" table:formula="oooc:=[$WARGAME.Z7]*[$WARGAME.Z11]*0.001" office:value-type="float" office:value="861.60783">
            <text:p>861.61</text:p>
          </table:table-cell>
          <table:table-cell table:style-name="ce5" table:formula="oooc:=[$WARGAME.AA7]*[$WARGAME.AA11]*0.001" office:value-type="float" office:value="552.030726">
            <text:p>552.03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5.9301637265762">
            <text:p>35.93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5.9301637265762">
            <text:p>15.93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Fri Sep 14 12:35:15 2007">
            <text:p>Fri Sep 14 12:35:15 2007</text:p>
          </table:table-cell>
          <table:table-cell table:style-name="ce5" table:formula="oooc:=[$ESCAPE.B7]*[$ESCAPE.B11]*0.001" office:value-type="float" office:value="574.777523">
            <text:p>574.78</text:p>
          </table:table-cell>
          <table:table-cell table:style-name="ce5" table:formula="oooc:=[$ESCAPE.C7]*[$ESCAPE.C11]*0.001" office:value-type="float" office:value="21.6533">
            <text:p>21.65</text:p>
          </table:table-cell>
          <table:table-cell table:style-name="ce6" table:formula="oooc:=[$ESCAPE.D7]*[$ESCAPE.D11]*0.001" office:value-type="float" office:value="443.135557">
            <text:p>443.14</text:p>
          </table:table-cell>
          <table:table-cell table:style-name="ce6" table:formula="oooc:=[$ESCAPE.E7]*[$ESCAPE.E11]*0.001" office:value-type="float" office:value="48.383802">
            <text:p>48.38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9.0814895722755">
            <text:p>89.08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9.0814895722755">
            <text:p>59.0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Fri Sep 14 08:24:39 2007">
            <text:p>Fri Sep 14 08:24:39 2007</text:p>
          </table:table-cell>
          <table:table-cell table:style-name="ce5" table:formula="oooc:=[$ESCAPE.F7]*[$ESCAPE.F11]*0.001" office:value-type="float" office:value="12.423582">
            <text:p>12.42</text:p>
          </table:table-cell>
          <table:table-cell table:style-name="ce5" table:formula="oooc:=[$ESCAPE.G7]*[$ESCAPE.G11]*0.001" office:value-type="float" office:value="76.611605">
            <text:p>76.61</text:p>
          </table:table-cell>
          <table:table-cell table:style-name="ce5" table:formula="oooc:=[$ESCAPE.H7]*[$ESCAPE.H11]*0.001" office:value-type="float" office:value="472.46004">
            <text:p>472.46</text:p>
          </table:table-cell>
          <table:table-cell table:style-name="ce5" table:formula="oooc:=[$ESCAPE.I7]*[$ESCAPE.I11]*0.001" office:value-type="float" office:value="44.146785">
            <text:p>44.15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90.6559748418089">
            <text:p>90.66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60.6559748418089">
            <text:p>60.66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Fri Sep 14 13:09:51 2007">
            <text:p>Fri Sep 14 13:09:51 2007</text:p>
          </table:table-cell>
          <table:table-cell table:style-name="ce5" table:formula="oooc:=[$ESCAPE.J7]*[$ESCAPE.J11]*0.001" office:value-type="float" office:value="27.201824">
            <text:p>27.2</text:p>
          </table:table-cell>
          <table:table-cell/>
          <table:table-cell table:style-name="ce5" table:formula="oooc:=[$ESCAPE.K7]*[$ESCAPE.K11]*0.001" office:value-type="float" office:value="16.482141">
            <text:p>16.48</text:p>
          </table:table-cell>
          <table:table-cell table:style-name="ce5" table:formula="oooc:=[$ESCAPE.L7]*[$ESCAPE.L11]*0.001" office:value-type="float" office:value="5.580432">
            <text:p>5.58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6.1425539315554">
            <text:p>66.14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6.1425539315554">
            <text:p>36.14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Fri Sep 14 13:10:10 2007">
            <text:p>Fri Sep 14 13:10:10 2007</text:p>
          </table:table-cell>
          <table:table-cell table:style-name="ce5" table:formula="oooc:=[$ESCAPE.M7]*[$ESCAPE.M11]*0.001" office:value-type="float" office:value="27.240096">
            <text:p>27.24</text:p>
          </table:table-cell>
          <table:table-cell/>
          <table:table-cell table:style-name="ce5" table:formula="oooc:=[$ESCAPE.N7]*[$ESCAPE.N11]*0.001" office:value-type="float" office:value="31.276024">
            <text:p>31.28</text:p>
          </table:table-cell>
          <table:table-cell table:style-name="ce5" table:formula="oooc:=[$ESCAPE.O7]*[$ESCAPE.O11]*0.001" office:value-type="float" office:value="5.732496">
            <text:p>5.73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81.6712763745161">
            <text:p>81.67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51.6712763745161">
            <text:p>51.6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Fri Sep 14 14:16:02 2007">
            <text:p>Fri Sep 14 14:16:02 2007</text:p>
          </table:table-cell>
          <table:table-cell table:style-name="ce7" table:formula="oooc:=[$ESCAPE.P7]*[$ESCAPE.P11]*0.001" office:value-type="float" office:value="2956.82734">
            <text:p>2956.83</text:p>
          </table:table-cell>
          <table:table-cell/>
          <table:table-cell table:style-name="ce5" table:formula="oooc:=[$ESCAPE.Q7]*[$ESCAPE.Q11]*0.001" office:value-type="float" office:value="197.883406">
            <text:p>197.88</text:p>
          </table:table-cell>
          <table:table-cell table:style-name="ce6" table:formula="oooc:=[$ESCAPE.R7]*[$ESCAPE.R11]*0.001" office:value-type="float" office:value="66.494698">
            <text:p>66.49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6.3970317955817">
            <text:p>66.4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6.3970317955817">
            <text:p>46.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Fri Sep 14 13:15:17 2007">
            <text:p>Fri Sep 14 13:15:17 2007</text:p>
          </table:table-cell>
          <table:table-cell table:style-name="ce6" table:formula="oooc:=[$ESCAPE.S7]*[$ESCAPE.S11]*0.001" office:value-type="float" office:value="347.85306">
            <text:p>347.85</text:p>
          </table:table-cell>
          <table:table-cell/>
          <table:table-cell table:style-name="ce5" table:formula="oooc:=[$ESCAPE.T7]*[$ESCAPE.T11]*0.001" office:value-type="float" office:value="3.255936">
            <text:p>3.26</text:p>
          </table:table-cell>
          <table:table-cell table:style-name="ce5" table:formula="oooc:=[$ESCAPE.U7]*[$ESCAPE.U11]*0.001" office:value-type="float" office:value="2.3959">
            <text:p>2.4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26.4144012658726">
            <text:p>26.41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6.41440126587256">
            <text:p>6.4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Fri Sep 14 13:13:01 2007">
            <text:p>Fri Sep 14 13:13:01 2007</text:p>
          </table:table-cell>
          <table:table-cell table:style-name="ce5" table:formula="oooc:=[$ESCAPE.V7]*[$ESCAPE.V11]*0.001" office:value-type="float" office:value="215.399067">
            <text:p>215.4</text:p>
          </table:table-cell>
          <table:table-cell/>
          <table:table-cell table:style-name="ce6" table:formula="oooc:=[$ESCAPE.W7]*[$ESCAPE.W11]*0.001" office:value-type="float" office:value="315.809997">
            <text:p>315.81</text:p>
          </table:table-cell>
          <table:table-cell table:style-name="ce5" table:formula="oooc:=[$ESCAPE.X7]*[$ESCAPE.X11]*0.001" office:value-type="float" office:value="67.43561">
            <text:p>67.44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8.646777923246">
            <text:p>78.65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8.646777923246">
            <text:p>58.6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Fri Sep 14 09:43:54 2007">
            <text:p>Fri Sep 14 09:43:54 2007</text:p>
          </table:table-cell>
          <table:table-cell table:style-name="ce5" table:formula="oooc:=[$LEVEL10.B7]*[$LEVEL10.B11]*0.001" office:value-type="float" office:value="182.75162">
            <text:p>182.75</text:p>
          </table:table-cell>
          <table:table-cell/>
          <table:table-cell table:style-name="ce5" table:formula="oooc:=[$LEVEL10.C7]*[$LEVEL10.C11]*0.001" office:value-type="float" office:value="219.629508">
            <text:p>219.63</text:p>
          </table:table-cell>
          <table:table-cell table:style-name="ce5" table:formula="oooc:=[$LEVEL10.D7]*[$LEVEL10.D11]*0.001" office:value-type="float" office:value="96.498144">
            <text:p>96.5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56.0632153307924">
            <text:p>56.06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36.0632153307924">
            <text:p>36.0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Fri Sep 14 13:42:47 2007">
            <text:p>Fri Sep 14 13:42:47 2007</text:p>
          </table:table-cell>
          <table:table-cell table:style-name="ce5" table:formula="oooc:=[$LEVEL10.E7]*[$LEVEL10.E11]*0.001" office:value-type="float" office:value="1078.173228">
            <text:p>1078.17</text:p>
          </table:table-cell>
          <table:table-cell/>
          <table:table-cell table:style-name="ce5" table:formula="oooc:=[$LEVEL10.F7]*[$LEVEL10.F11]*0.001" office:value-type="float" office:value="111.566461">
            <text:p>111.57</text:p>
          </table:table-cell>
          <table:table-cell table:style-name="ce5" table:formula="oooc:=[$LEVEL10.G7]*[$LEVEL10.G11]*0.001" office:value-type="float" office:value="58.975">
            <text:p>58.98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47.1391317145033">
            <text:p>47.14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27.1391317145033">
            <text:p>27.14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Fri Sep 14 09:22:23 2007">
            <text:p>Fri Sep 14 09:22:23 2007</text:p>
          </table:table-cell>
          <table:table-cell table:style-name="ce5" table:formula="oooc:=[$LEVEL10.H7]*[$LEVEL10.H11]*0.001" office:value-type="float" office:value="11.84576">
            <text:p>11.85</text:p>
          </table:table-cell>
          <table:table-cell/>
          <table:table-cell table:style-name="ce5" table:formula="oooc:=[$LEVEL10.I7]*[$LEVEL10.I11]*0.001" office:value-type="float" office:value="21.117096">
            <text:p>21.12</text:p>
          </table:table-cell>
          <table:table-cell table:style-name="ce5" table:formula="oooc:=[$LEVEL10.J7]*[$LEVEL10.J11]*0.001" office:value-type="float" office:value="17.761368">
            <text:p>17.76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15.8910486555538">
            <text:p>15.89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4.10895134444623">
            <text:p>-4.1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Fri Sep 14 09:38:48 2007">
            <text:p>Fri Sep 14 09:38:48 2007</text:p>
          </table:table-cell>
          <table:table-cell table:style-name="ce5" table:formula="oooc:=[$LEVEL10.K7]*[$LEVEL10.K11]*0.001" office:value-type="float" office:value="844.408614">
            <text:p>844.41</text:p>
          </table:table-cell>
          <table:table-cell/>
          <table:table-cell table:style-name="ce5" table:formula="oooc:=[$LEVEL10.L7]*[$LEVEL10.L11]*0.001" office:value-type="float" office:value="42.826509">
            <text:p>42.83</text:p>
          </table:table-cell>
          <table:table-cell table:style-name="ce5" table:formula="oooc:=[$LEVEL10.M7]*[$LEVEL10.M11]*0.001" office:value-type="float" office:value="13.364676">
            <text:p>13.36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68.7934498700326">
            <text:p>68.79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48.7934498700326">
            <text:p>48.7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Fri Sep 14 13:37:18 2007">
            <text:p>Fri Sep 14 13:37:18 2007</text:p>
          </table:table-cell>
          <table:table-cell table:style-name="ce5" table:formula="oooc:=[$LEVEL10.N7]*[$LEVEL10.N11]*0.001" office:value-type="float" office:value="309.647616">
            <text:p>309.65</text:p>
          </table:table-cell>
          <table:table-cell/>
          <table:table-cell table:style-name="ce5" table:formula="oooc:=[$LEVEL10.O7]*[$LEVEL10.O11]*0.001" office:value-type="float" office:value="42.449638">
            <text:p>42.45</text:p>
          </table:table-cell>
          <table:table-cell table:style-name="ce5" table:formula="oooc:=[$LEVEL10.P7]*[$LEVEL10.P11]*0.001" office:value-type="float" office:value="41.949072">
            <text:p>41.95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1.17919969070172">
            <text:p>1.18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-18.8208003092983">
            <text:p>-18.82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Fri Sep 14 13:41:43 2007">
            <text:p>Fri Sep 14 13:41:43 2007</text:p>
          </table:table-cell>
          <table:table-cell table:style-name="ce5" table:formula="oooc:=[$LEVEL10.Q7]*[$LEVEL10.Q11]*0.001" office:value-type="float" office:value="846.079383">
            <text:p>846.08</text:p>
          </table:table-cell>
          <table:table-cell/>
          <table:table-cell table:style-name="ce5" table:formula="oooc:=[$LEVEL10.R7]*[$LEVEL10.R11]*0.001" office:value-type="float" office:value="5.696747">
            <text:p>5.7</text:p>
          </table:table-cell>
          <table:table-cell table:style-name="ce5" table:formula="oooc:=[$LEVEL10.S7]*[$LEVEL10.S11]*0.001" office:value-type="float" office:value="5.780572">
            <text:p>5.78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-1.45011600928074">
            <text:p>-1.45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21.4501160092807">
            <text:p>-21.4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Fri Sep 14 13:38:44 2007">
            <text:p>Fri Sep 14 13:38:44 2007</text:p>
          </table:table-cell>
          <table:table-cell table:style-name="ce5" table:formula="oooc:=[$LEVEL10.T7]*[$LEVEL10.T11]*0.001" office:value-type="float" office:value="264.85485">
            <text:p>264.85</text:p>
          </table:table-cell>
          <table:table-cell/>
          <table:table-cell table:style-name="ce5" table:formula="oooc:=[$LEVEL10.U7]*[$LEVEL10.U11]*0.001" office:value-type="float" office:value="90.318272">
            <text:p>90.32</text:p>
          </table:table-cell>
          <table:table-cell table:style-name="ce5" table:formula="oooc:=[$LEVEL10.V7]*[$LEVEL10.V11]*0.001" office:value-type="float" office:value="33.358117">
            <text:p>33.36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63.0660371801622">
            <text:p>63.07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43.0660371801622">
            <text:p>43.07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4.0765027933631">
            <text:p>34.08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9.7562781460595">
            <text:p>29.76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6.64427514912908">
            <text:p>6.64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7.7792314284284">
            <text:p>37.7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15.8117094903522">
            <text:p>15.81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maptime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Fri Sep 14 09:10:20 2007">
            <text:p>Fri Sep 14 09:10:20 2007</text:p>
          </table:table-cell>
          <table:table-cell table:style-name="ce5" table:formula="oooc:=[$ROGUE.B6]*[$ROGUE.B10]*0.001" office:value-type="float" office:value="222.050021">
            <text:p>222.05</text:p>
          </table:table-cell>
          <table:table-cell table:style-name="ce5" table:formula="oooc:=[$ROGUE.C6]*[$ROGUE.C10]*0.001" office:value-type="float" office:value="240.538216">
            <text:p>240.54</text:p>
          </table:table-cell>
          <table:table-cell table:style-name="ce5" table:formula="oooc:=[$ROGUE.D6]*[$ROGUE.D10]*0.001" office:value-type="float" office:value="5299.113916">
            <text:p>5299.11</text:p>
          </table:table-cell>
          <table:table-cell table:style-name="ce5" table:formula="oooc:=[$ROGUE.E6]*[$ROGUE.E10]*0.001+[$ROGUE.C11]" office:value-type="float" office:value="104.59731">
            <text:p>104.6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0261358472747">
            <text:p>98.03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0261358472747">
            <text:p>68.0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Fri Sep 14 13:13:32 2007">
            <text:p>Fri Sep 14 13:13:32 2007</text:p>
          </table:table-cell>
          <table:table-cell table:style-name="ce5" table:formula="oooc:=[$ROGUE.F6]*[$ROGUE.F10]*0.001" office:value-type="float" office:value="238.97783">
            <text:p>238.98</text:p>
          </table:table-cell>
          <table:table-cell table:style-name="ce5" table:formula="oooc:=[$ROGUE.G6]*[$ROGUE.G10]*0.001" office:value-type="float" office:value="224.321022">
            <text:p>224.32</text:p>
          </table:table-cell>
          <table:table-cell table:style-name="ce5" table:formula="oooc:=[$ROGUE.H6]*[$ROGUE.H10]*0.001" office:value-type="float" office:value="714.643335">
            <text:p>714.64</text:p>
          </table:table-cell>
          <table:table-cell table:style-name="ce5" table:formula="oooc:=[$ROGUE.I6]*[$ROGUE.I10]*0.001+[$ROGUE.G11]" office:value-type="float" office:value="258.62915">
            <text:p>258.63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63.8100381919885">
            <text:p>63.81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33.8100381919885">
            <text:p>33.81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14 14:41:35 2007">
            <text:p>Fri Sep 14 14:41:35 2007</text:p>
          </table:table-cell>
          <table:table-cell table:style-name="ce6" table:formula="oooc:=[$ROGUE.J6]*[$ROGUE.J10]*0.001" office:value-type="float" office:value="2035.019434">
            <text:p>2035.02</text:p>
          </table:table-cell>
          <table:table-cell table:style-name="ce6" table:formula="oooc:=[$ROGUE.K6]*[$ROGUE.K10]*0.001" office:value-type="float" office:value="2251.449912">
            <text:p>2251.45</text:p>
          </table:table-cell>
          <table:table-cell table:style-name="ce6" table:formula="oooc:=[$ROGUE.L6]*[$ROGUE.L10]*0.001" office:value-type="float" office:value="9723.92137">
            <text:p>9723.92</text:p>
          </table:table-cell>
          <table:table-cell table:style-name="ce5" table:formula="oooc:=[$ROGUE.M6]*[$ROGUE.M10]*0.001+[$ROGUE.K11]" office:value-type="float" office:value="3722.455881">
            <text:p>3722.46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1.7185727922027">
            <text:p>61.72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1.7185727922027">
            <text:p>31.7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Fri Sep 14 14:46:15 2007">
            <text:p>Fri Sep 14 14:46:15 2007</text:p>
          </table:table-cell>
          <table:table-cell table:style-name="ce6" table:formula="oooc:=[$ROGUE.N6]*[$ROGUE.N10]*0.001" office:value-type="float" office:value="3236.7042">
            <text:p>3236.7</text:p>
          </table:table-cell>
          <table:table-cell/>
          <table:table-cell table:style-name="ce5" table:formula="oooc:=[$ROGUE.O6]*[$ROGUE.O10]*0.001" office:value-type="float" office:value="211.052127">
            <text:p>211.05</text:p>
          </table:table-cell>
          <table:table-cell table:style-name="ce5" table:formula="oooc:=[$ROGUE.P6]*[$ROGUE.P10]*0.001+[$ROGUE.N11]" office:value-type="float" office:value="806.995416">
            <text:p>807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73.8471715185059">
            <text:p>-73.85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93.8471715185059">
            <text:p>-93.8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Fri Sep 14 13:36:59 2007">
            <text:p>Fri Sep 14 13:36:59 2007</text:p>
          </table:table-cell>
          <table:table-cell table:style-name="ce6" table:formula="oooc:=[$ROGUE.Q6]*[$ROGUE.Q10]*0.001" office:value-type="float" office:value="869.117368">
            <text:p>869.12</text:p>
          </table:table-cell>
          <table:table-cell/>
          <table:table-cell table:style-name="ce5" table:formula="oooc:=[$ROGUE.R6]*[$ROGUE.R10]*0.001" office:value-type="float" office:value="876.542996">
            <text:p>876.54</text:p>
          </table:table-cell>
          <table:table-cell table:style-name="ce5" table:formula="oooc:=[$ROGUE.S6]*[$ROGUE.S10]*0.001+[$ROGUE.Q11]" office:value-type="float" office:value="60.820944">
            <text:p>60.82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3.0612708928656">
            <text:p>93.06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3.0612708928656">
            <text:p>73.0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Fri Sep 14 13:19:26 2007">
            <text:p>Fri Sep 14 13:19:26 2007</text:p>
          </table:table-cell>
          <table:table-cell table:style-name="ce5" table:formula="oooc:=[$ROGUE.T6]*[$ROGUE.T10]*0.001" office:value-type="float" office:value="147.969451">
            <text:p>147.97</text:p>
          </table:table-cell>
          <table:table-cell/>
          <table:table-cell table:style-name="ce5" table:formula="oooc:=[$ROGUE.U6]*[$ROGUE.U10]*0.001" office:value-type="float" office:value="224.116332">
            <text:p>224.12</text:p>
          </table:table-cell>
          <table:table-cell table:style-name="ce5" table:formula="oooc:=[$ROGUE.V6]*[$ROGUE.V10]*0.001+[$ROGUE.T11]" office:value-type="float" office:value="94.558237">
            <text:p>94.56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57.8084130878958">
            <text:p>57.81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37.8084130878958">
            <text:p>37.8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Fri Sep 14 13:17:35 2007">
            <text:p>Fri Sep 14 13:17:35 2007</text:p>
          </table:table-cell>
          <table:table-cell table:style-name="ce5" table:formula="oooc:=[$ROGUE.W6]*[$ROGUE.W10]*0.001" office:value-type="float" office:value="240.852885">
            <text:p>240.85</text:p>
          </table:table-cell>
          <table:table-cell/>
          <table:table-cell table:style-name="ce6" table:formula="oooc:=[$ROGUE.X6]*[$ROGUE.X10]*0.001" office:value-type="float" office:value="407.141892">
            <text:p>407.14</text:p>
          </table:table-cell>
          <table:table-cell table:style-name="ce5" table:formula="oooc:=[$ROGUE.Y6]*[$ROGUE.Y10]*0.001+[$ROGUE.W11]" office:value-type="float" office:value="118.266392">
            <text:p>118.27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0.9520453866732">
            <text:p>70.95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0.9520453866732">
            <text:p>50.9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Fri Sep 14 12:27:10 2007">
            <text:p>Fri Sep 14 12:27:10 2007</text:p>
          </table:table-cell>
          <table:table-cell table:style-name="ce5" table:formula="oooc:=[$WARGAME.B7]*[$WARGAME.B11]*0.001" office:value-type="float" office:value="100.896658">
            <text:p>100.9</text:p>
          </table:table-cell>
          <table:table-cell table:style-name="ce6" table:formula="oooc:=[$WARGAME.C7]*[$WARGAME.C11]*0.001" office:value-type="float" office:value="146.396653">
            <text:p>146.4</text:p>
          </table:table-cell>
          <table:table-cell table:style-name="ce6" table:formula="oooc:=[$WARGAME.D7]*[$WARGAME.D11]*0.001" office:value-type="float" office:value="325.397075">
            <text:p>325.4</text:p>
          </table:table-cell>
          <table:table-cell table:style-name="ce5" table:formula="oooc:=[$WARGAME.E7]*[$WARGAME.E11]*0.001+[$WARGAME.C11]" office:value-type="float" office:value="336.328596">
            <text:p>336.33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-3.25025024039286">
            <text:p>-3.25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-33.2502502403929">
            <text:p>-33.25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Fri Sep 14 12:24:22 2007">
            <text:p>Fri Sep 14 12:24:22 2007</text:p>
          </table:table-cell>
          <table:table-cell table:style-name="ce6" table:formula="oooc:=[$WARGAME.F7]*[$WARGAME.F11]*0.001" office:value-type="float" office:value="18.449262">
            <text:p>18.45</text:p>
          </table:table-cell>
          <table:table-cell table:style-name="ce6" table:formula="oooc:=[$WARGAME.G7]*[$WARGAME.G11]*0.001" office:value-type="float" office:value="118.92987">
            <text:p>118.93</text:p>
          </table:table-cell>
          <table:table-cell table:style-name="ce6" table:formula="oooc:=[$WARGAME.H7]*[$WARGAME.H11]*0.001" office:value-type="float" office:value="218.313997">
            <text:p>218.31</text:p>
          </table:table-cell>
          <table:table-cell table:style-name="ce5" table:formula="oooc:=[$WARGAME.I7]*[$WARGAME.I11]*0.001+[$WARGAME.G12]" office:value-type="float" office:value="143.233027">
            <text:p>143.23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4.3912763412966">
            <text:p>34.39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4.39127634129662">
            <text:p>4.3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Fri Sep 14 12:32:11 2007">
            <text:p>Fri Sep 14 12:32:11 2007</text:p>
          </table:table-cell>
          <table:table-cell table:style-name="ce5" table:formula="oooc:=[$WARGAME.J7]*[$WARGAME.J11]*0.001" office:value-type="float" office:value="502.631582">
            <text:p>502.63</text:p>
          </table:table-cell>
          <table:table-cell/>
          <table:table-cell table:style-name="ce5" table:formula="oooc:=[$WARGAME.K7]*[$WARGAME.K11]*0.001" office:value-type="float" office:value="246.152772">
            <text:p>246.15</text:p>
          </table:table-cell>
          <table:table-cell table:style-name="ce5" table:formula="oooc:=[$WARGAME.L7]*[$WARGAME.L11]*0.001+[$WARGAME.J12]" office:value-type="float" office:value="106.074444">
            <text:p>106.07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6.9070690782227">
            <text:p>56.91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6.9070690782227">
            <text:p>26.9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Fri Sep 14 12:34:15 2007">
            <text:p>Fri Sep 14 12:34:15 2007</text:p>
          </table:table-cell>
          <table:table-cell table:style-name="ce5" table:formula="oooc:=[$WARGAME.M7]*[$WARGAME.M11]*0.001" office:value-type="float" office:value="605.427648">
            <text:p>605.43</text:p>
          </table:table-cell>
          <table:table-cell/>
          <table:table-cell table:style-name="ce5" table:formula="oooc:=[$WARGAME.N7]*[$WARGAME.N11]*0.001" office:value-type="float" office:value="85.866913">
            <text:p>85.87</text:p>
          </table:table-cell>
          <table:table-cell table:style-name="ce5" table:formula="oooc:=[$WARGAME.O7]*[$WARGAME.O11]*0.001+[$WARGAME.M12]" office:value-type="float" office:value="59.54722">
            <text:p>59.55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0.6517284486517">
            <text:p>30.65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0.651728448651689">
            <text:p>0.6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Fri Sep 14 12:33:20 2007">
            <text:p>Fri Sep 14 12:33:20 2007</text:p>
          </table:table-cell>
          <table:table-cell table:style-name="ce7" table:formula="oooc:=[$WARGAME.P7]*[$WARGAME.P11]*0.001" office:value-type="float" office:value="534.951105">
            <text:p>534.95</text:p>
          </table:table-cell>
          <table:table-cell/>
          <table:table-cell table:style-name="ce6" table:formula="oooc:=[$WARGAME.Q7]*[$WARGAME.Q11]*0.001" office:value-type="float" office:value="94.86594">
            <text:p>94.87</text:p>
          </table:table-cell>
          <table:table-cell table:style-name="ce5" table:formula="oooc:=[$WARGAME.R7]*[$WARGAME.R11]*0.001+[$WARGAME.P12]" office:value-type="float" office:value="127.099852">
            <text:p>127.1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25.3610932607538">
            <text:p>-25.36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45.3610932607538">
            <text:p>-45.36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Fri Sep 14 12:39:16 2007">
            <text:p>Fri Sep 14 12:39:16 2007</text:p>
          </table:table-cell>
          <table:table-cell table:style-name="ce6" table:formula="oooc:=[$WARGAME.S7]*[$WARGAME.S11]*0.001" office:value-type="float" office:value="862.569013">
            <text:p>862.57</text:p>
          </table:table-cell>
          <table:table-cell/>
          <table:table-cell table:style-name="ce6" table:formula="oooc:=[$WARGAME.T7]*[$WARGAME.T11]*0.001" office:value-type="float" office:value="122.504854">
            <text:p>122.5</text:p>
          </table:table-cell>
          <table:table-cell table:style-name="ce5" table:formula="oooc:=[$WARGAME.U7]*[$WARGAME.U11]*0.001+[$WARGAME.S12]" office:value-type="float" office:value="38.513188">
            <text:p>38.51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68.5619085754757">
            <text:p>68.56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48.5619085754757">
            <text:p>48.56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Fri Sep 14 08:55:23 2007">
            <text:p>Fri Sep 14 08:55:23 2007</text:p>
          </table:table-cell>
          <table:table-cell table:style-name="ce6" table:formula="oooc:=[$WARGAME.V7]*[$WARGAME.V11]*0.001" office:value-type="float" office:value="952.607649">
            <text:p>952.61</text:p>
          </table:table-cell>
          <table:table-cell/>
          <table:table-cell table:style-name="ce5" table:formula="oooc:=[$WARGAME.W7]*[$WARGAME.W11]*0.001" office:value-type="float" office:value="785.942696">
            <text:p>785.94</text:p>
          </table:table-cell>
          <table:table-cell table:style-name="ce5" table:formula="oooc:=[$WARGAME.X7]*[$WARGAME.X11]*0.001+[$WARGAME.V12]" office:value-type="float" office:value="546.438208">
            <text:p>546.44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30.4735306045773">
            <text:p>30.47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10.4735306045773">
            <text:p>10.4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Fri Sep 14 08:37:35 2007">
            <text:p>Fri Sep 14 08:37:35 2007</text:p>
          </table:table-cell>
          <table:table-cell table:style-name="ce5" table:formula="oooc:=[$WARGAME.Y7]*[$WARGAME.Y11]*0.001" office:value-type="float" office:value="856.279424">
            <text:p>856.28</text:p>
          </table:table-cell>
          <table:table-cell/>
          <table:table-cell table:style-name="ce6" table:formula="oooc:=[$WARGAME.Z7]*[$WARGAME.Z11]*0.001" office:value-type="float" office:value="861.60783">
            <text:p>861.61</text:p>
          </table:table-cell>
          <table:table-cell table:style-name="ce5" table:formula="oooc:=[$WARGAME.AA7]*[$WARGAME.AA11]*0.001+[$WARGAME.Y12]" office:value-type="float" office:value="556.610726">
            <text:p>556.61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5.3985993836662">
            <text:p>35.4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5.3985993836662">
            <text:p>15.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Fri Sep 14 12:35:15 2007">
            <text:p>Fri Sep 14 12:35:15 2007</text:p>
          </table:table-cell>
          <table:table-cell table:style-name="ce5" table:formula="oooc:=[$ESCAPE.B7]*[$ESCAPE.B11]*0.001" office:value-type="float" office:value="574.777523">
            <text:p>574.78</text:p>
          </table:table-cell>
          <table:table-cell table:style-name="ce5" table:formula="oooc:=[$ESCAPE.C7]*[$ESCAPE.C11]*0.001" office:value-type="float" office:value="21.6533">
            <text:p>21.65</text:p>
          </table:table-cell>
          <table:table-cell table:style-name="ce6" table:formula="oooc:=[$ESCAPE.D7]*[$ESCAPE.D11]*0.001" office:value-type="float" office:value="443.135557">
            <text:p>443.14</text:p>
          </table:table-cell>
          <table:table-cell table:style-name="ce6" table:formula="oooc:=[$ESCAPE.E7]*[$ESCAPE.E11]*0.001+[$ESCAPE.C12]" office:value-type="float" office:value="51.023802">
            <text:p>51.02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8.4857350772238">
            <text:p>88.49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8.4857350772238">
            <text:p>58.4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Fri Sep 14 08:24:39 2007">
            <text:p>Fri Sep 14 08:24:39 2007</text:p>
          </table:table-cell>
          <table:table-cell table:style-name="ce5" table:formula="oooc:=[$ESCAPE.F7]*[$ESCAPE.F11]*0.001" office:value-type="float" office:value="12.423582">
            <text:p>12.42</text:p>
          </table:table-cell>
          <table:table-cell table:style-name="ce5" table:formula="oooc:=[$ESCAPE.G7]*[$ESCAPE.G11]*0.001" office:value-type="float" office:value="76.611605">
            <text:p>76.61</text:p>
          </table:table-cell>
          <table:table-cell table:style-name="ce5" table:formula="oooc:=[$ESCAPE.H7]*[$ESCAPE.H11]*0.001" office:value-type="float" office:value="472.46004">
            <text:p>472.46</text:p>
          </table:table-cell>
          <table:table-cell table:style-name="ce5" table:formula="oooc:=[$ESCAPE.I7]*[$ESCAPE.I11]*0.001+[$ESCAPE.G12]" office:value-type="float" office:value="45.656785">
            <text:p>45.66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90.3363710928865">
            <text:p>90.34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60.3363710928865">
            <text:p>60.34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Fri Sep 14 13:09:51 2007">
            <text:p>Fri Sep 14 13:09:51 2007</text:p>
          </table:table-cell>
          <table:table-cell table:style-name="ce5" table:formula="oooc:=[$ESCAPE.J7]*[$ESCAPE.J11]*0.001" office:value-type="float" office:value="27.201824">
            <text:p>27.2</text:p>
          </table:table-cell>
          <table:table-cell/>
          <table:table-cell table:style-name="ce5" table:formula="oooc:=[$ESCAPE.K7]*[$ESCAPE.K11]*0.001" office:value-type="float" office:value="16.482141">
            <text:p>16.48</text:p>
          </table:table-cell>
          <table:table-cell table:style-name="ce5" table:formula="oooc:=[$ESCAPE.L7]*[$ESCAPE.L11]*0.001+[$ESCAPE.J12]" office:value-type="float" office:value="6.390432">
            <text:p>6.39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1.2281438436912">
            <text:p>61.23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1.2281438436912">
            <text:p>31.23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Fri Sep 14 13:10:10 2007">
            <text:p>Fri Sep 14 13:10:10 2007</text:p>
          </table:table-cell>
          <table:table-cell table:style-name="ce5" table:formula="oooc:=[$ESCAPE.M7]*[$ESCAPE.M11]*0.001" office:value-type="float" office:value="27.240096">
            <text:p>27.24</text:p>
          </table:table-cell>
          <table:table-cell/>
          <table:table-cell table:style-name="ce5" table:formula="oooc:=[$ESCAPE.N7]*[$ESCAPE.N11]*0.001" office:value-type="float" office:value="31.276024">
            <text:p>31.28</text:p>
          </table:table-cell>
          <table:table-cell table:style-name="ce5" table:formula="oooc:=[$ESCAPE.O7]*[$ESCAPE.O11]*0.001+[$ESCAPE.M12]" office:value-type="float" office:value="6.572496">
            <text:p>6.57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78.9855129923164">
            <text:p>78.99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48.9855129923164">
            <text:p>48.99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Fri Sep 14 14:16:02 2007">
            <text:p>Fri Sep 14 14:16:02 2007</text:p>
          </table:table-cell>
          <table:table-cell table:style-name="ce7" table:formula="oooc:=[$ESCAPE.P7]*[$ESCAPE.P11]*0.001" office:value-type="float" office:value="2956.82734">
            <text:p>2956.83</text:p>
          </table:table-cell>
          <table:table-cell/>
          <table:table-cell table:style-name="ce5" table:formula="oooc:=[$ESCAPE.Q7]*[$ESCAPE.Q11]*0.001" office:value-type="float" office:value="197.883406">
            <text:p>197.88</text:p>
          </table:table-cell>
          <table:table-cell table:style-name="ce6" table:formula="oooc:=[$ESCAPE.R7]*[$ESCAPE.R11]*0.001+[$ESCAPE.P12]" office:value-type="float" office:value="67.434698">
            <text:p>67.43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5.9220045969898">
            <text:p>65.92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5.9220045969898">
            <text:p>45.9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Fri Sep 14 13:15:17 2007">
            <text:p>Fri Sep 14 13:15:17 2007</text:p>
          </table:table-cell>
          <table:table-cell table:style-name="ce6" table:formula="oooc:=[$ESCAPE.S7]*[$ESCAPE.S11]*0.001" office:value-type="float" office:value="347.85306">
            <text:p>347.85</text:p>
          </table:table-cell>
          <table:table-cell/>
          <table:table-cell table:style-name="ce5" table:formula="oooc:=[$ESCAPE.T7]*[$ESCAPE.T11]*0.001" office:value-type="float" office:value="3.255936">
            <text:p>3.26</text:p>
          </table:table-cell>
          <table:table-cell table:style-name="ce5" table:formula="oooc:=[$ESCAPE.U7]*[$ESCAPE.U11]*0.001+[$ESCAPE.S12]" office:value-type="float" office:value="3.3659">
            <text:p>3.37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-3.26700139635758">
            <text:p>-3.27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-23.2670013963576">
            <text:p>-23.2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Fri Sep 14 13:13:01 2007">
            <text:p>Fri Sep 14 13:13:01 2007</text:p>
          </table:table-cell>
          <table:table-cell table:style-name="ce5" table:formula="oooc:=[$ESCAPE.V7]*[$ESCAPE.V11]*0.001" office:value-type="float" office:value="215.399067">
            <text:p>215.4</text:p>
          </table:table-cell>
          <table:table-cell/>
          <table:table-cell table:style-name="ce6" table:formula="oooc:=[$ESCAPE.W7]*[$ESCAPE.W11]*0.001" office:value-type="float" office:value="315.809997">
            <text:p>315.81</text:p>
          </table:table-cell>
          <table:table-cell table:style-name="ce5" table:formula="oooc:=[$ESCAPE.X7]*[$ESCAPE.X11]*0.001+[$ESCAPE.V12]" office:value-type="float" office:value="68.47561">
            <text:p>68.48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8.3174659920598">
            <text:p>78.32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8.3174659920598">
            <text:p>58.32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Fri Sep 14 09:43:54 2007">
            <text:p>Fri Sep 14 09:43:54 2007</text:p>
          </table:table-cell>
          <table:table-cell table:style-name="ce5" table:formula="oooc:=[$LEVEL10.B7]*[$LEVEL10.B11]*0.001" office:value-type="float" office:value="182.75162">
            <text:p>182.75</text:p>
          </table:table-cell>
          <table:table-cell/>
          <table:table-cell table:style-name="ce5" table:formula="oooc:=[$LEVEL10.C7]*[$LEVEL10.C11]*0.001" office:value-type="float" office:value="219.629508">
            <text:p>219.63</text:p>
          </table:table-cell>
          <table:table-cell table:style-name="ce5" table:formula="oooc:=[$LEVEL10.D7]*[$LEVEL10.D11]*0.001+[$LEVEL10.B12]" office:value-type="float" office:value="106.368144">
            <text:p>106.37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51.5692836683858">
            <text:p>51.57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31.5692836683858">
            <text:p>31.57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Fri Sep 14 13:42:47 2007">
            <text:p>Fri Sep 14 13:42:47 2007</text:p>
          </table:table-cell>
          <table:table-cell table:style-name="ce5" table:formula="oooc:=[$LEVEL10.E7]*[$LEVEL10.E11]*0.001" office:value-type="float" office:value="1078.173228">
            <text:p>1078.17</text:p>
          </table:table-cell>
          <table:table-cell/>
          <table:table-cell table:style-name="ce5" table:formula="oooc:=[$LEVEL10.F7]*[$LEVEL10.F11]*0.001" office:value-type="float" office:value="111.566461">
            <text:p>111.57</text:p>
          </table:table-cell>
          <table:table-cell table:style-name="ce5" table:formula="oooc:=[$LEVEL10.G7]*[$LEVEL10.G11]*0.001+[$LEVEL10.E12]" office:value-type="float" office:value="64.005">
            <text:p>64.01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42.6306083151638">
            <text:p>42.63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22.6306083151638">
            <text:p>22.6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Fri Sep 14 09:22:23 2007">
            <text:p>Fri Sep 14 09:22:23 2007</text:p>
          </table:table-cell>
          <table:table-cell table:style-name="ce5" table:formula="oooc:=[$LEVEL10.H7]*[$LEVEL10.H11]*0.001" office:value-type="float" office:value="11.84576">
            <text:p>11.85</text:p>
          </table:table-cell>
          <table:table-cell/>
          <table:table-cell table:style-name="ce5" table:formula="oooc:=[$LEVEL10.I7]*[$LEVEL10.I11]*0.001" office:value-type="float" office:value="21.117096">
            <text:p>21.12</text:p>
          </table:table-cell>
          <table:table-cell table:style-name="ce5" table:formula="oooc:=[$LEVEL10.J7]*[$LEVEL10.J11]*0.001+[$LEVEL10.H12]" office:value-type="float" office:value="23.201368">
            <text:p>23.2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-8.98340132357714">
            <text:p>-8.98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-28.9834013235771">
            <text:p>-28.9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Fri Sep 14 09:38:48 2007">
            <text:p>Fri Sep 14 09:38:48 2007</text:p>
          </table:table-cell>
          <table:table-cell table:style-name="ce5" table:formula="oooc:=[$LEVEL10.K7]*[$LEVEL10.K11]*0.001" office:value-type="float" office:value="844.408614">
            <text:p>844.41</text:p>
          </table:table-cell>
          <table:table-cell/>
          <table:table-cell table:style-name="ce5" table:formula="oooc:=[$LEVEL10.L7]*[$LEVEL10.L11]*0.001" office:value-type="float" office:value="42.826509">
            <text:p>42.83</text:p>
          </table:table-cell>
          <table:table-cell table:style-name="ce5" table:formula="oooc:=[$LEVEL10.M7]*[$LEVEL10.M11]*0.001+[$LEVEL10.K12]" office:value-type="float" office:value="21.644676">
            <text:p>21.64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49.4596302491058">
            <text:p>49.46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29.4596302491058">
            <text:p>29.4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Fri Sep 14 13:37:18 2007">
            <text:p>Fri Sep 14 13:37:18 2007</text:p>
          </table:table-cell>
          <table:table-cell table:style-name="ce5" table:formula="oooc:=[$LEVEL10.N7]*[$LEVEL10.N11]*0.001" office:value-type="float" office:value="309.647616">
            <text:p>309.65</text:p>
          </table:table-cell>
          <table:table-cell/>
          <table:table-cell table:style-name="ce5" table:formula="oooc:=[$LEVEL10.O7]*[$LEVEL10.O11]*0.001" office:value-type="float" office:value="42.449638">
            <text:p>42.45</text:p>
          </table:table-cell>
          <table:table-cell table:style-name="ce5" table:formula="oooc:=[$LEVEL10.P7]*[$LEVEL10.P11]*0.001+[$LEVEL10.N12]" office:value-type="float" office:value="47.517072">
            <text:p>47.52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-10.6644491899669">
            <text:p>-10.66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-30.6644491899669">
            <text:p>-30.66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Fri Sep 14 13:41:43 2007">
            <text:p>Fri Sep 14 13:41:43 2007</text:p>
          </table:table-cell>
          <table:table-cell table:style-name="ce5" table:formula="oooc:=[$LEVEL10.Q7]*[$LEVEL10.Q11]*0.001" office:value-type="float" office:value="846.079383">
            <text:p>846.08</text:p>
          </table:table-cell>
          <table:table-cell/>
          <table:table-cell table:style-name="ce5" table:formula="oooc:=[$LEVEL10.R7]*[$LEVEL10.R11]*0.001" office:value-type="float" office:value="5.696747">
            <text:p>5.7</text:p>
          </table:table-cell>
          <table:table-cell table:style-name="ce5" table:formula="oooc:=[$LEVEL10.S7]*[$LEVEL10.S11]*0.001+[$LEVEL10.Q12]" office:value-type="float" office:value="7.030572">
            <text:p>7.03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-18.9717849415382">
            <text:p>-18.97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38.9717849415382">
            <text:p>-38.9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Fri Sep 14 13:38:44 2007">
            <text:p>Fri Sep 14 13:38:44 2007</text:p>
          </table:table-cell>
          <table:table-cell table:style-name="ce5" table:formula="oooc:=[$LEVEL10.T7]*[$LEVEL10.T11]*0.001" office:value-type="float" office:value="264.85485">
            <text:p>264.85</text:p>
          </table:table-cell>
          <table:table-cell/>
          <table:table-cell table:style-name="ce5" table:formula="oooc:=[$LEVEL10.U7]*[$LEVEL10.U11]*0.001" office:value-type="float" office:value="90.318272">
            <text:p>90.32</text:p>
          </table:table-cell>
          <table:table-cell table:style-name="ce5" table:formula="oooc:=[$LEVEL10.V7]*[$LEVEL10.V11]*0.001+[$LEVEL10.T12]" office:value-type="float" office:value="38.598117">
            <text:p>38.6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57.2643318508131">
            <text:p>57.26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37.2643318508131">
            <text:p>37.2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1.9311255860686">
            <text:p>31.93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6.9431135907205">
            <text:p>26.94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0.844986314952312">
            <text:p>0.84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4.5900108909745">
            <text:p>34.59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3.18631694691231">
            <text:p>3.19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4" table:print="false"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47">
            <text:p>3347</text:p>
          </table:table-cell>
          <table:table-cell office:value-type="float" office:value="3623">
            <text:p>3623</text:p>
          </table:table-cell>
          <table:table-cell office:value-type="float" office:value="63884">
            <text:p>63884</text:p>
          </table:table-cell>
          <table:table-cell office:value-type="float" office:value="734">
            <text:p>734</text:p>
          </table:table-cell>
          <table:table-cell office:value-type="float" office:value="5915">
            <text:p>5915</text:p>
          </table:table-cell>
          <table:table-cell office:value-type="float" office:value="5562">
            <text:p>5562</text:p>
          </table:table-cell>
          <table:table-cell office:value-type="float" office:value="21595">
            <text:p>21595</text:p>
          </table:table-cell>
          <table:table-cell office:value-type="float" office:value="9025">
            <text:p>9025</text:p>
          </table:table-cell>
          <table:table-cell office:value-type="float" office:value="35714">
            <text:p>35714</text:p>
          </table:table-cell>
          <table:table-cell office:value-type="float" office:value="38084">
            <text:p>38084</text:p>
          </table:table-cell>
          <table:table-cell office:value-type="float" office:value="182626">
            <text:p>182626</text:p>
          </table:table-cell>
          <table:table-cell office:value-type="float" office:value="80907">
            <text:p>80907</text:p>
          </table:table-cell>
          <table:table-cell office:value-type="float" office:value="67800">
            <text:p>67800</text:p>
          </table:table-cell>
          <table:table-cell office:value-type="float" office:value="7403">
            <text:p>7403</text:p>
          </table:table-cell>
          <table:table-cell office:value-type="float" office:value="13384">
            <text:p>13384</text:p>
          </table:table-cell>
          <table:table-cell table:number-columns-repeated="2" office:value-type="float" office:value="22778">
            <text:p>22778</text:p>
          </table:table-cell>
          <table:table-cell office:value-type="float" office:value="1056">
            <text:p>1056</text:p>
          </table:table-cell>
          <table:table-cell office:value-type="float" office:value="3787">
            <text:p>3787</text:p>
          </table:table-cell>
          <table:table-cell office:value-type="float" office:value="5412">
            <text:p>5412</text:p>
          </table:table-cell>
          <table:table-cell office:value-type="float" office:value="1239">
            <text:p>1239</text:p>
          </table:table-cell>
          <table:table-cell office:value-type="float" office:value="5915">
            <text:p>5915</text:p>
          </table:table-cell>
          <table:table-cell office:value-type="float" office:value="9186">
            <text:p>9186</text:p>
          </table:table-cell>
          <table:table-cell office:value-type="float" office:value="2408">
            <text:p>2408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Fri Sep 14 09:10:20 2007</text:p>
          </table:table-cell>
          <table:table-cell office:value-type="string">
            <text:p>Fri Sep 14 09:14:22 2007</text:p>
          </table:table-cell>
          <table:table-cell office:value-type="string">
            <text:p>Fri Sep 14 10:45:14 2007</text:p>
          </table:table-cell>
          <table:table-cell office:value-type="string">
            <text:p>Fri Sep 14 09:16:29 2007</text:p>
          </table:table-cell>
          <table:table-cell office:value-type="string">
            <text:p>Fri Sep 14 13:13:32 2007</text:p>
          </table:table-cell>
          <table:table-cell office:value-type="string">
            <text:p>Fri Sep 14 13:17:20 2007</text:p>
          </table:table-cell>
          <table:table-cell office:value-type="string">
            <text:p>Fri Sep 14 13:34:08 2007</text:p>
          </table:table-cell>
          <table:table-cell office:value-type="string">
            <text:p>Fri Sep 14 13:21:55 2007</text:p>
          </table:table-cell>
          <table:table-cell office:value-type="string">
            <text:p>Fri Sep 14 14:41:35 2007</text:p>
          </table:table-cell>
          <table:table-cell office:value-type="string">
            <text:p>Fri Sep 14 15:19:19 2007</text:p>
          </table:table-cell>
          <table:table-cell office:value-type="string">
            <text:p>Fri Sep 14 19:04:59 2007</text:p>
          </table:table-cell>
          <table:table-cell office:value-type="string">
            <text:p>Fri Sep 14 16:21:58 2007</text:p>
          </table:table-cell>
          <table:table-cell office:value-type="string">
            <text:p>Fri Sep 14 14:46:15 2007</text:p>
          </table:table-cell>
          <table:table-cell office:value-type="string">
            <text:p>Fri Sep 14 15:03:41 2007</text:p>
          </table:table-cell>
          <table:table-cell office:value-type="string">
            <text:p>Fri Sep 14 15:00:03 2007</text:p>
          </table:table-cell>
          <table:table-cell office:value-type="string">
            <text:p>Fri Sep 14 13:36:59 2007</text:p>
          </table:table-cell>
          <table:table-cell table:style-name="ce11" office:value-type="string">
            <text:p>Fri Sep 14 13:58:54 2007</text:p>
          </table:table-cell>
          <table:table-cell table:style-name="ce11" office:value-type="string">
            <text:p>Fri Sep 14 13:38:31 2007</text:p>
          </table:table-cell>
          <table:table-cell office:value-type="string">
            <text:p>Fri Sep 14 13:19:26 2007</text:p>
          </table:table-cell>
          <table:table-cell office:value-type="string">
            <text:p>Fri Sep 14 13:27:36 2007</text:p>
          </table:table-cell>
          <table:table-cell office:value-type="string">
            <text:p>Fri Sep 14 13:22:15 2007</text:p>
          </table:table-cell>
          <table:table-cell office:value-type="string">
            <text:p>Fri Sep 14 13:17:35 2007</text:p>
          </table:table-cell>
          <table:table-cell office:value-type="string">
            <text:p>Fri Sep 14 13:26:24 2007</text:p>
          </table:table-cell>
          <table:table-cell office:value-type="string">
            <text:p>Fri Sep 14 13:19:35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grapes:/home/swinterm/GGP/scripts/mrogue-6-1-source-1.log</text:p>
          </table:table-cell>
          <table:table-cell table:style-name="ce11" office:value-type="string">
            <text:p>grapes:/home/swinterm/GGP/scripts/mrogue-6-1-source-2.log</text:p>
          </table:table-cell>
          <table:table-cell table:style-name="ce11" office:value-type="string">
            <text:p>grapes:/home/swinterm/GGP/scripts/mrogue-6-1-target_no_source.log</text:p>
          </table:table-cell>
          <table:table-cell table:style-name="ce11" office:value-type="string">
            <text:p>grapes:/home/swinterm/GGP/scripts/mrogue-6-1-target_after_source.log</text:p>
          </table:table-cell>
          <table:table-cell table:style-name="ce11" office:value-type="string">
            <text:p>wyrm:/home/swinterm/2GGP/GGP/scripts/mrogue-6-2-source-1.log</text:p>
          </table:table-cell>
          <table:table-cell table:style-name="ce11" office:value-type="string">
            <text:p>wyrm:/home/swinterm/2GGP/GGP/scripts/mrogue-6-2-source-2.log</text:p>
          </table:table-cell>
          <table:table-cell table:style-name="ce11" office:value-type="string">
            <text:p>wyrm:/home/swinterm/2GGP/GGP/scripts/mrogue-6-2-target_no_source.log</text:p>
          </table:table-cell>
          <table:table-cell table:style-name="ce11" office:value-type="string">
            <text:p>wyrm:/home/swinterm/2GGP/GGP/scripts/mrogue-6-2-target_after_source.log</text:p>
          </table:table-cell>
          <table:table-cell table:style-name="ce12" office:value-type="string">
            <text:p>smaug:/home/swinterm/GGP/scripts/mrogue-6-3-source-1.log</text:p>
          </table:table-cell>
          <table:table-cell office:value-type="string">
            <text:p>smaug:/home/swinterm/GGP/scripts/mrogue-6-3-source-2.log</text:p>
          </table:table-cell>
          <table:table-cell office:value-type="string">
            <text:p>smaug:/home/swinterm/GGP/scripts/mrogue-6-3-target_no_source.log</text:p>
          </table:table-cell>
          <table:table-cell office:value-type="string">
            <text:p>smaug:/home/swinterm/GGP/scripts/mrogue-6-3-target_after_source.log</text:p>
          </table:table-cell>
          <table:table-cell table:style-name="ce11" office:value-type="string">
            <text:p>bahamut:/home/swinterm/2GGP/GGP/scripts/mrogue-8-1-source.log</text:p>
          </table:table-cell>
          <table:table-cell table:style-name="ce11" office:value-type="string">
            <text:p>bahamut:/home/swinterm/2GGP/GGP/scripts/mrogue-8-1-target_no_source.log</text:p>
          </table:table-cell>
          <table:table-cell table:style-name="ce11" office:value-type="string">
            <text:p>bahamut:/home/swinterm/2GGP/GGP/scripts/mrogue-8-1-target_after_source.log</text:p>
          </table:table-cell>
          <table:table-cell office:value-type="string">
            <text:p>bahamut:/home/swinterm/GGP/scripts/mrogue-8-2-source.log</text:p>
          </table:table-cell>
          <table:table-cell office:value-type="string">
            <text:p>bahamut:/home/swinterm/GGP/scripts/mrogue-8-2-target_no_source.log</text:p>
          </table:table-cell>
          <table:table-cell office:value-type="string">
            <text:p>bahamut:/home/swinterm/GGP/scripts/mrogue-8-2-target_after_source.log</text:p>
          </table:table-cell>
          <table:table-cell table:style-name="ce11" office:value-type="string">
            <text:p>bahamut:/home/swinterm/2GGP/GGP/scripts/mrogue-9-1-source.log</text:p>
          </table:table-cell>
          <table:table-cell table:style-name="ce11" office:value-type="string">
            <text:p>bahamut:/home/swinterm/2GGP/GGP/scripts/mrogue-9-1-target_no_source.log</text:p>
          </table:table-cell>
          <table:table-cell table:style-name="ce11" office:value-type="string">
            <text:p>bahamut:/home/swinterm/2GGP/GGP/scripts/mrogue-9-1-target_after_source.log</text:p>
          </table:table-cell>
          <table:table-cell table:style-name="ce11" office:value-type="string">
            <text:p>smaug:/home/swinterm/GGP/scripts/mrogue-9-2-source.log</text:p>
          </table:table-cell>
          <table:table-cell table:style-name="ce11" office:value-type="string">
            <text:p>smaug:/home/swinterm/GGP/scripts/mrogue-9-2-target_no_source.log</text:p>
          </table:table-cell>
          <table:table-cell table:style-name="ce11" office:value-type="string">
            <text:p>smaug:/home/swinterm/GGP/scripts/mrogue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7104">
            <text:p>7104</text:p>
          </table:table-cell>
          <table:table-cell office:value-type="float" office:value="92">
            <text:p>92</text:p>
          </table:table-cell>
          <table:table-cell office:value-type="float" office:value="690">
            <text:p>690</text:p>
          </table:table-cell>
          <table:table-cell office:value-type="float" office:value="645">
            <text:p>645</text:p>
          </table:table-cell>
          <table:table-cell office:value-type="float" office:value="2466">
            <text:p>2466</text:p>
          </table:table-cell>
          <table:table-cell office:value-type="float" office:value="1002">
            <text:p>1002</text:p>
          </table:table-cell>
          <table:table-cell office:value-type="float" office:value="3924">
            <text:p>3924</text:p>
          </table:table-cell>
          <table:table-cell office:value-type="float" office:value="4346">
            <text:p>4346</text:p>
          </table:table-cell>
          <table:table-cell office:value-type="float" office:value="20612">
            <text:p>20612</text:p>
          </table:table-cell>
          <table:table-cell office:value-type="float" office:value="9071">
            <text:p>9071</text:p>
          </table:table-cell>
          <table:table-cell office:value-type="float" office:value="7502">
            <text:p>7502</text:p>
          </table:table-cell>
          <table:table-cell office:value-type="float" office:value="823">
            <text:p>823</text:p>
          </table:table-cell>
          <table:table-cell office:value-type="float" office:value="1501">
            <text:p>1501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33">
            <text:p>133</text:p>
          </table:table-cell>
          <table:table-cell office:value-type="float" office:value="418">
            <text:p>418</text:p>
          </table:table-cell>
          <table:table-cell office:value-type="float" office:value="597">
            <text:p>597</text:p>
          </table:table-cell>
          <table:table-cell office:value-type="float" office:value="149">
            <text:p>149</text:p>
          </table:table-cell>
          <table:table-cell office:value-type="float" office:value="690">
            <text:p>690</text:p>
          </table:table-cell>
          <table:table-cell office:value-type="float" office:value="1071">
            <text:p>1071</text:p>
          </table:table-cell>
          <table:table-cell office:value-type="float" office:value="286">
            <text:p>286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66.343">
            <text:p>66.34</text:p>
          </table:table-cell>
          <table:table-cell office:value-type="float" office:value="66.392">
            <text:p>66.39</text:p>
          </table:table-cell>
          <table:table-cell office:value-type="float" office:value="82.949">
            <text:p>82.95</text:p>
          </table:table-cell>
          <table:table-cell office:value-type="float" office:value="114.465">
            <text:p>114.47</text:p>
          </table:table-cell>
          <table:table-cell office:value-type="float" office:value="40.402">
            <text:p>40.4</text:p>
          </table:table-cell>
          <table:table-cell office:value-type="float" office:value="40.331">
            <text:p>40.33</text:p>
          </table:table-cell>
          <table:table-cell office:value-type="float" office:value="33.093">
            <text:p>33.09</text:p>
          </table:table-cell>
          <table:table-cell office:value-type="float" office:value="27.406">
            <text:p>27.41</text:p>
          </table:table-cell>
          <table:table-cell office:value-type="float" office:value="56.981">
            <text:p>56.98</text:p>
          </table:table-cell>
          <table:table-cell office:value-type="float" office:value="59.118">
            <text:p>59.12</text:p>
          </table:table-cell>
          <table:table-cell office:value-type="float" office:value="53.245">
            <text:p>53.25</text:p>
          </table:table-cell>
          <table:table-cell office:value-type="float" office:value="45.883">
            <text:p>45.88</text:p>
          </table:table-cell>
          <table:table-cell office:value-type="float" office:value="47.739">
            <text:p>47.74</text:p>
          </table:table-cell>
          <table:table-cell office:value-type="float" office:value="28.509">
            <text:p>28.51</text:p>
          </table:table-cell>
          <table:table-cell office:value-type="float" office:value="59.449">
            <text:p>59.45</text:p>
          </table:table-cell>
          <table:table-cell office:value-type="float" office:value="38.156">
            <text:p>38.16</text:p>
          </table:table-cell>
          <table:table-cell office:value-type="float" office:value="38.482">
            <text:p>38.48</text:p>
          </table:table-cell>
          <table:table-cell office:value-type="float" office:value="46.374">
            <text:p>46.37</text:p>
          </table:table-cell>
          <table:table-cell office:value-type="float" office:value="39.073">
            <text:p>39.07</text:p>
          </table:table-cell>
          <table:table-cell office:value-type="float" office:value="41.411">
            <text:p>41.41</text:p>
          </table:table-cell>
          <table:table-cell office:value-type="float" office:value="58.683">
            <text:p>58.68</text:p>
          </table:table-cell>
          <table:table-cell office:value-type="float" office:value="40.719">
            <text:p>40.72</text:p>
          </table:table-cell>
          <table:table-cell office:value-type="float" office:value="44.322">
            <text:p>44.32</text:p>
          </table:table-cell>
          <table:table-cell office:value-type="float" office:value="41.099">
            <text:p>41.1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office:value-type="string">
            <text:p>no mapping done</text:p>
          </table:table-cell>
          <table:table-cell office:value-type="float" office:value="20.58">
            <text:p>20.58</text:p>
          </table:table-cell>
          <table:table-cell table:number-columns-repeated="3" office:value-type="string">
            <text:p>no mapping done</text:p>
          </table:table-cell>
          <table:table-cell office:value-type="float" office:value="11.29">
            <text:p>11.29</text:p>
          </table:table-cell>
          <table:table-cell table:number-columns-repeated="3" office:value-type="string">
            <text:p>no mapping done</text:p>
          </table:table-cell>
          <table:table-cell office:value-type="float" office:value="10.2">
            <text:p>10.2</text:p>
          </table:table-cell>
          <table:table-cell table:number-columns-repeated="2" office:value-type="string">
            <text:p>no mapping done</text:p>
          </table:table-cell>
          <table:table-cell office:value-type="float" office:value="11.33">
            <text:p>11.33</text:p>
          </table:table-cell>
          <table:table-cell table:number-columns-repeated="2" office:value-type="string">
            <text:p>no mapping done</text:p>
          </table:table-cell>
          <table:table-cell office:value-type="float" office:value="11.85">
            <text:p>11.85</text:p>
          </table:table-cell>
          <table:table-cell table:number-columns-repeated="2" office:value-type="string">
            <text:p>no mapping done</text:p>
          </table:table-cell>
          <table:table-cell office:value-type="float" office:value="21.85">
            <text:p>21.85</text:p>
          </table:table-cell>
          <table:table-cell table:number-columns-repeated="2" office:value-type="string">
            <text:p>no mapping done</text:p>
          </table:table-cell>
          <table:table-cell office:value-type="float" office:value="19.3">
            <text:p>19.3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3" office:value-type="float" office:value="12">
            <text:p>12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7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9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quaff(potion1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table:number-columns-repeated="6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style-name="ce11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table:style-name="ce11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3"/>
          <table:table-cell table:style-name="Default"/>
          <table:table-cell table:number-columns-repeated="230"/>
        </table:table-row>
      </table:table>
      <table:table table:name="WARGAME" table:style-name="ta5" table:print="false"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378">
            <text:p>5378</text:p>
          </table:table-cell>
          <table:table-cell office:value-type="float" office:value="4009">
            <text:p>4009</text:p>
          </table:table-cell>
          <table:table-cell office:value-type="float" office:value="6577">
            <text:p>6577</text:p>
          </table:table-cell>
          <table:table-cell office:value-type="float" office:value="4396">
            <text:p>4396</text:p>
          </table:table-cell>
          <table:table-cell office:value-type="float" office:value="1107">
            <text:p>1107</text:p>
          </table:table-cell>
          <table:table-cell office:value-type="float" office:value="6723">
            <text:p>6723</text:p>
          </table:table-cell>
          <table:table-cell office:value-type="float" office:value="5489">
            <text:p>5489</text:p>
          </table:table-cell>
          <table:table-cell office:value-type="float" office:value="3461">
            <text:p>3461</text:p>
          </table:table-cell>
          <table:table-cell office:value-type="float" office:value="10757">
            <text:p>10757</text:p>
          </table:table-cell>
          <table:table-cell office:value-type="float" office:value="5409">
            <text:p>5409</text:p>
          </table:table-cell>
          <table:table-cell office:value-type="float" office:value="2186">
            <text:p>2186</text:p>
          </table:table-cell>
          <table:table-cell office:value-type="float" office:value="9184">
            <text:p>9184</text:p>
          </table:table-cell>
          <table:table-cell office:value-type="float" office:value="3839">
            <text:p>3839</text:p>
          </table:table-cell>
          <table:table-cell office:value-type="float" office:value="2645">
            <text:p>2645</text:p>
          </table:table-cell>
          <table:table-cell office:value-type="float" office:value="20579">
            <text:p>20579</text:p>
          </table:table-cell>
          <table:table-cell office:value-type="float" office:value="5139">
            <text:p>5139</text:p>
          </table:table-cell>
          <table:table-cell office:value-type="float" office:value="6052">
            <text:p>6052</text:p>
          </table:table-cell>
          <table:table-cell office:value-type="float" office:value="24029">
            <text:p>24029</text:p>
          </table:table-cell>
          <table:table-cell office:value-type="float" office:value="7682">
            <text:p>7682</text:p>
          </table:table-cell>
          <table:table-cell office:value-type="float" office:value="2229">
            <text:p>2229</text:p>
          </table:table-cell>
          <table:table-cell office:value-type="float" office:value="10757">
            <text:p>10757</text:p>
          </table:table-cell>
          <table:table-cell office:value-type="float" office:value="9179">
            <text:p>9179</text:p>
          </table:table-cell>
          <table:table-cell office:value-type="float" office:value="6296">
            <text:p>6296</text:p>
          </table:table-cell>
          <table:table-cell office:value-type="float" office:value="9184">
            <text:p>9184</text:p>
          </table:table-cell>
          <table:table-cell office:value-type="float" office:value="9410">
            <text:p>9410</text:p>
          </table:table-cell>
          <table:table-cell office:value-type="float" office:value="6546">
            <text:p>6546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Fri Sep 14 12:27:10 2007</text:p>
          </table:table-cell>
          <table:table-cell office:value-type="string">
            <text:p>Fri Sep 14 12:30:12 2007</text:p>
          </table:table-cell>
          <table:table-cell office:value-type="string">
            <text:p>Fri Sep 14 12:41:01 2007</text:p>
          </table:table-cell>
          <table:table-cell office:value-type="string">
            <text:p>Fri Sep 14 12:35:26 2007</text:p>
          </table:table-cell>
          <table:table-cell office:value-type="string">
            <text:p>Fri Sep 14 12:24:22 2007</text:p>
          </table:table-cell>
          <table:table-cell office:value-type="string">
            <text:p>Fri Sep 14 12:27:39 2007</text:p>
          </table:table-cell>
          <table:table-cell office:value-type="string">
            <text:p>Fri Sep 14 12:34:23 2007</text:p>
          </table:table-cell>
          <table:table-cell office:value-type="string">
            <text:p>Fri Sep 14 12:30:36 2007</text:p>
          </table:table-cell>
          <table:table-cell office:value-type="string">
            <text:p>Fri Sep 14 12:32:11 2007</text:p>
          </table:table-cell>
          <table:table-cell office:value-type="string">
            <text:p>Fri Sep 14 12:38:08 2007</text:p>
          </table:table-cell>
          <table:table-cell office:value-type="string">
            <text:p>Fri Sep 14 12:33:59 2007</text:p>
          </table:table-cell>
          <table:table-cell office:value-type="string">
            <text:p>Fri Sep 14 12:34:15 2007</text:p>
          </table:table-cell>
          <table:table-cell office:value-type="string">
            <text:p>Fri Sep 14 12:36:44 2007</text:p>
          </table:table-cell>
          <table:table-cell office:value-type="string">
            <text:p>Fri Sep 14 12:35:16 2007</text:p>
          </table:table-cell>
          <table:table-cell office:value-type="string">
            <text:p>Fri Sep 14 12:33:20 2007</text:p>
          </table:table-cell>
          <table:table-cell office:value-type="string">
            <text:p>Fri Sep 14 12:37:07 2007</text:p>
          </table:table-cell>
          <table:table-cell office:value-type="string">
            <text:p>Fri Sep 14 12:35:30 2007</text:p>
          </table:table-cell>
          <table:table-cell office:value-type="string">
            <text:p>Fri Sep 14 12:39:16 2007</text:p>
          </table:table-cell>
          <table:table-cell office:value-type="string">
            <text:p>Fri Sep 14 12:42:00 2007</text:p>
          </table:table-cell>
          <table:table-cell office:value-type="string">
            <text:p>Fri Sep 14 12:39:55 2007</text:p>
          </table:table-cell>
          <table:table-cell office:value-type="string">
            <text:p>Fri Sep 14 08:55:23 2007</text:p>
          </table:table-cell>
          <table:table-cell office:value-type="string">
            <text:p>Fri Sep 14 09:17:45 2007</text:p>
          </table:table-cell>
          <table:table-cell office:value-type="string">
            <text:p>Fri Sep 14 09:04:33 2007</text:p>
          </table:table-cell>
          <table:table-cell office:value-type="string">
            <text:p>Fri Sep 14 08:37:35 2007</text:p>
          </table:table-cell>
          <table:table-cell office:value-type="string">
            <text:p>Fri Sep 14 09:01:22 2007</text:p>
          </table:table-cell>
          <table:table-cell office:value-type="string">
            <text:p>Fri Sep 14 08:46:56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wargame-6-1-source-1.log</text:p>
          </table:table-cell>
          <table:table-cell office:value-type="string">
            <text:p>bahamut:/home/swinterm/GGP/scripts/wargame-6-1-source-2.log</text:p>
          </table:table-cell>
          <table:table-cell office:value-type="string">
            <text:p>bahamut:/home/swinterm/GGP/scripts/wargame-6-1-target_no_source.log</text:p>
          </table:table-cell>
          <table:table-cell office:value-type="string">
            <text:p>bahamut:/home/swinterm/GGP/scripts/wargame-6-1-target_after_source.log</text:p>
          </table:table-cell>
          <table:table-cell office:value-type="string">
            <text:p>bahamut:/home/swinterm/2GGP/GGP/scripts/wargame-6-2-source-1.log</text:p>
          </table:table-cell>
          <table:table-cell office:value-type="string">
            <text:p>bahamut:/home/swinterm/2GGP/GGP/scripts/wargame-6-2-source-2.log</text:p>
          </table:table-cell>
          <table:table-cell office:value-type="string">
            <text:p>bahamut:/home/swinterm/2GGP/GGP/scripts/wargame-6-2-target_no_source.log</text:p>
          </table:table-cell>
          <table:table-cell office:value-type="string">
            <text:p>bahamut:/home/swinterm/2GGP/GGP/scripts/wargame-6-2-target_after_source.log</text:p>
          </table:table-cell>
          <table:table-cell office:value-type="string">
            <text:p>refuse:/home/swinterm/GGP/scripts/wargame-7-1-source.log</text:p>
          </table:table-cell>
          <table:table-cell office:value-type="string">
            <text:p>refuse:/home/swinterm/GGP/scripts/wargame-7-1-target_no_source.log</text:p>
          </table:table-cell>
          <table:table-cell office:value-type="string">
            <text:p>refuse:/home/swinterm/GGP/scripts/wargame-7-1-target_after_source.log</text:p>
          </table:table-cell>
          <table:table-cell office:value-type="string">
            <text:p>refuse:/home/swinterm/2GGP/GGP/scripts/wargame-7-2-source.log</text:p>
          </table:table-cell>
          <table:table-cell office:value-type="string">
            <text:p>refuse:/home/swinterm/2GGP/GGP/scripts/wargame-7-2-target_no_source.log</text:p>
          </table:table-cell>
          <table:table-cell office:value-type="string">
            <text:p>refuse:/home/swinterm/2GGP/GGP/scripts/wargame-7-2-target_after_source.log</text:p>
          </table:table-cell>
          <table:table-cell office:value-type="string">
            <text:p>wyrm:/home/swinterm/GGP/scripts/wargame-8-1-source.log</text:p>
          </table:table-cell>
          <table:table-cell office:value-type="string">
            <text:p>wyrm:/home/swinterm/GGP/scripts/wargame-8-1-target_no_source.log</text:p>
          </table:table-cell>
          <table:table-cell office:value-type="string">
            <text:p>wyrm:/home/swinterm/GGP/scripts/wargame-8-1-target_after_source.log</text:p>
          </table:table-cell>
          <table:table-cell office:value-type="string">
            <text:p>wyrm:/home/swinterm/2GGP/GGP/scripts/wargame-8-2-source.log</text:p>
          </table:table-cell>
          <table:table-cell office:value-type="string">
            <text:p>wyrm:/home/swinterm/2GGP/GGP/scripts/wargame-8-2-target_no_source.log</text:p>
          </table:table-cell>
          <table:table-cell office:value-type="string">
            <text:p>wyrm:/home/swinterm/2GGP/GGP/scripts/wargame-8-2-target_after_source.log</text:p>
          </table:table-cell>
          <table:table-cell office:value-type="string">
            <text:p>flamingo:/home/swinterm/GGP/scripts/wargame-9-1-source.log</text:p>
          </table:table-cell>
          <table:table-cell office:value-type="string">
            <text:p>flamingo:/home/swinterm/GGP/scripts/wargame-9-1-target_no_source.log</text:p>
          </table:table-cell>
          <table:table-cell office:value-type="string">
            <text:p>flamingo:/home/swinterm/GGP/scripts/wargame-9-1-target_after_source.log</text:p>
          </table:table-cell>
          <table:table-cell office:value-type="string">
            <text:p>grapes:/home/swinterm/GGP/scripts/wargame-9-2-source.log</text:p>
          </table:table-cell>
          <table:table-cell office:value-type="string">
            <text:p>grapes:/home/swinterm/GGP/scripts/wargame-9-2-target_no_source.log</text:p>
          </table:table-cell>
          <table:table-cell office:value-type="string">
            <text:p>grapes:/home/swinterm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8">
            <text:p>658</text:p>
          </table:table-cell>
          <table:table-cell office:value-type="float" office:value="491">
            <text:p>491</text:p>
          </table:table-cell>
          <table:table-cell office:value-type="float" office:value="790">
            <text:p>790</text:p>
          </table:table-cell>
          <table:table-cell office:value-type="float" office:value="514">
            <text:p>514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office:value-type="float" office:value="642">
            <text:p>642</text:p>
          </table:table-cell>
          <table:table-cell office:value-type="float" office:value="402">
            <text:p>402</text:p>
          </table:table-cell>
          <table:table-cell office:value-type="float" office:value="1229">
            <text:p>1229</text:p>
          </table:table-cell>
          <table:table-cell office:value-type="float" office:value="634">
            <text:p>634</text:p>
          </table:table-cell>
          <table:table-cell office:value-type="float" office:value="258">
            <text:p>258</text:p>
          </table:table-cell>
          <table:table-cell office:value-type="float" office:value="1037">
            <text:p>1037</text:p>
          </table:table-cell>
          <table:table-cell office:value-type="float" office:value="480">
            <text:p>480</text:p>
          </table:table-cell>
          <table:table-cell office:value-type="float" office:value="331">
            <text:p>331</text:p>
          </table:table-cell>
          <table:table-cell office:value-type="float" office:value="2519">
            <text:p>2519</text:p>
          </table:table-cell>
          <table:table-cell office:value-type="float" office:value="613">
            <text:p>613</text:p>
          </table:table-cell>
          <table:table-cell office:value-type="float" office:value="710">
            <text:p>710</text:p>
          </table:table-cell>
          <table:table-cell office:value-type="float" office:value="2867">
            <text:p>2867</text:p>
          </table:table-cell>
          <table:table-cell office:value-type="float" office:value="946">
            <text:p>946</text:p>
          </table:table-cell>
          <table:table-cell office:value-type="float" office:value="290">
            <text:p>290</text:p>
          </table:table-cell>
          <table:table-cell office:value-type="float" office:value="1229">
            <text:p>1229</text:p>
          </table:table-cell>
          <table:table-cell office:value-type="float" office:value="1048">
            <text:p>1048</text:p>
          </table:table-cell>
          <table:table-cell office:value-type="float" office:value="714">
            <text:p>714</text:p>
          </table:table-cell>
          <table:table-cell office:value-type="float" office:value="1037">
            <text:p>1037</text:p>
          </table:table-cell>
          <table:table-cell office:value-type="float" office:value="1060">
            <text:p>1060</text:p>
          </table:table-cell>
          <table:table-cell office:value-type="float" office:value="739">
            <text:p>739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8.761">
            <text:p>18.76</text:p>
          </table:table-cell>
          <table:table-cell office:value-type="float" office:value="36.517">
            <text:p>36.52</text:p>
          </table:table-cell>
          <table:table-cell office:value-type="float" office:value="49.475">
            <text:p>49.48</text:p>
          </table:table-cell>
          <table:table-cell office:value-type="float" office:value="68.201">
            <text:p>68.2</text:p>
          </table:table-cell>
          <table:table-cell office:value-type="float" office:value="16.666">
            <text:p>16.67</text:p>
          </table:table-cell>
          <table:table-cell office:value-type="float" office:value="17.69">
            <text:p>17.69</text:p>
          </table:table-cell>
          <table:table-cell office:value-type="float" office:value="39.773">
            <text:p>39.77</text:p>
          </table:table-cell>
          <table:table-cell office:value-type="float" office:value="40.807">
            <text:p>40.81</text:p>
          </table:table-cell>
          <table:table-cell office:value-type="float" office:value="46.726">
            <text:p>46.73</text:p>
          </table:table-cell>
          <table:table-cell office:value-type="float" office:value="45.508">
            <text:p>45.51</text:p>
          </table:table-cell>
          <table:table-cell office:value-type="float" office:value="47.454">
            <text:p>47.45</text:p>
          </table:table-cell>
          <table:table-cell office:value-type="float" office:value="65.922">
            <text:p>65.92</text:p>
          </table:table-cell>
          <table:table-cell office:value-type="float" office:value="22.367">
            <text:p>22.37</text:p>
          </table:table-cell>
          <table:table-cell office:value-type="float" office:value="21.636">
            <text:p>21.64</text:p>
          </table:table-cell>
          <table:table-cell office:value-type="float" office:value="25.995">
            <text:p>26</text:p>
          </table:table-cell>
          <table:table-cell office:value-type="float" office:value="18.46">
            <text:p>18.46</text:p>
          </table:table-cell>
          <table:table-cell office:value-type="float" office:value="20.651">
            <text:p>20.65</text:p>
          </table:table-cell>
          <table:table-cell office:value-type="float" office:value="35.897">
            <text:p>35.9</text:p>
          </table:table-cell>
          <table:table-cell office:value-type="float" office:value="15.947">
            <text:p>15.95</text:p>
          </table:table-cell>
          <table:table-cell office:value-type="float" office:value="16.372">
            <text:p>16.37</text:p>
          </table:table-cell>
          <table:table-cell office:value-type="float" office:value="88.557">
            <text:p>88.56</text:p>
          </table:table-cell>
          <table:table-cell office:value-type="float" office:value="85.624">
            <text:p>85.62</text:p>
          </table:table-cell>
          <table:table-cell office:value-type="float" office:value="86.048">
            <text:p>86.05</text:p>
          </table:table-cell>
          <table:table-cell office:value-type="float" office:value="93.236">
            <text:p>93.24</text:p>
          </table:table-cell>
          <table:table-cell office:value-type="float" office:value="91.563">
            <text:p>91.56</text:p>
          </table:table-cell>
          <table:table-cell office:value-type="float" office:value="84.331">
            <text:p>84.33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mapping done</text:p>
          </table:table-cell>
          <table:table-cell office:value-type="float" office:value="1.99">
            <text:p>1.99</text:p>
          </table:table-cell>
          <table:table-cell table:number-columns-repeated="3" office:value-type="string">
            <text:p>no mapping do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 mapping done</text:p>
          </table:table-cell>
          <table:table-cell office:value-type="float" office:value="2.34">
            <text:p>2.34</text:p>
          </table:table-cell>
          <table:table-cell table:number-columns-repeated="2" office:value-type="string">
            <text:p>no mapping done</text:p>
          </table:table-cell>
          <table:table-cell office:value-type="float" office:value="2.32">
            <text:p>2.32</text:p>
          </table:table-cell>
          <table:table-cell table:number-columns-repeated="2" office:value-type="string">
            <text:p>no mapping done</text:p>
          </table:table-cell>
          <table:table-cell office:value-type="float" office:value="2.12">
            <text:p>2.12</text:p>
          </table:table-cell>
          <table:table-cell table:number-columns-repeated="2" office:value-type="string">
            <text:p>no mapping done</text:p>
          </table:table-cell>
          <table:table-cell office:value-type="float" office:value="2.02">
            <text:p>2.02</text:p>
          </table:table-cell>
          <table:table-cell table:number-columns-repeated="2" office:value-type="string">
            <text:p>no mapping done</text:p>
          </table:table-cell>
          <table:table-cell office:value-type="float" office:value="4.68">
            <text:p>4.68</text:p>
          </table:table-cell>
          <table:table-cell table:number-columns-repeated="2" office:value-type="string">
            <text:p>no mapping done</text:p>
          </table:table-cell>
          <table:table-cell office:value-type="float" office:value="4.58">
            <text:p>4.58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noop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2" office:value-type="string">
            <text:p>ACTION x_shoot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table:number-columns-repeated="4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6"/>
          <table:table-cell office:value-type="string">
            <text:p>ACTION shoot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8"/>
          <table:table-cell office:value-type="string">
            <text:p>ACTION shoot(west)</text:p>
          </table:table-cell>
          <table:table-cell table:number-columns-repeated="2" office:value-type="string">
            <text:p>ACTION x_shoot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end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6" table:print="false">
        <table:table-column table:style-name="co1" table:default-cell-style-name="ce1"/>
        <table:table-column table:style-name="co38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581">
            <text:p>24581</text:p>
          </table:table-cell>
          <table:table-cell office:value-type="float" office:value="2230">
            <text:p>2230</text:p>
          </table:table-cell>
          <table:table-cell office:value-type="float" office:value="14939">
            <text:p>14939</text:p>
          </table:table-cell>
          <table:table-cell office:value-type="float" office:value="2227">
            <text:p>2227</text:p>
          </table:table-cell>
          <table:table-cell office:value-type="float" office:value="4722">
            <text:p>4722</text:p>
          </table:table-cell>
          <table:table-cell office:value-type="float" office:value="11585">
            <text:p>11585</text:p>
          </table:table-cell>
          <table:table-cell office:value-type="float" office:value="31590">
            <text:p>31590</text:p>
          </table:table-cell>
          <table:table-cell office:value-type="float" office:value="3629">
            <text:p>3629</text:p>
          </table:table-cell>
          <table:table-cell office:value-type="float" office:value="9568">
            <text:p>9568</text:p>
          </table:table-cell>
          <table:table-cell office:value-type="float" office:value="7083">
            <text:p>7083</text:p>
          </table:table-cell>
          <table:table-cell office:value-type="float" office:value="2439">
            <text:p>2439</text:p>
          </table:table-cell>
          <table:table-cell office:value-type="float" office:value="9568">
            <text:p>9568</text:p>
          </table:table-cell>
          <table:table-cell office:value-type="float" office:value="11036">
            <text:p>11036</text:p>
          </table:table-cell>
          <table:table-cell office:value-type="float" office:value="1936">
            <text:p>1936</text:p>
          </table:table-cell>
          <table:table-cell office:value-type="float" office:value="163795">
            <text:p>163795</text:p>
          </table:table-cell>
          <table:table-cell office:value-type="float" office:value="24841">
            <text:p>24841</text:p>
          </table:table-cell>
          <table:table-cell office:value-type="float" office:value="5006">
            <text:p>5006</text:p>
          </table:table-cell>
          <table:table-cell office:value-type="float" office:value="55612">
            <text:p>55612</text:p>
          </table:table-cell>
          <table:table-cell office:value-type="float" office:value="1464">
            <text:p>1464</text:p>
          </table:table-cell>
          <table:table-cell office:value-type="float" office:value="950">
            <text:p>950</text:p>
          </table:table-cell>
          <table:table-cell office:value-type="float" office:value="22971">
            <text:p>22971</text:p>
          </table:table-cell>
          <table:table-cell office:value-type="float" office:value="23357">
            <text:p>23357</text:p>
          </table:table-cell>
          <table:table-cell office:value-type="float" office:value="5918">
            <text:p>5918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Fri Sep 14 12:35:15 2007</text:p>
          </table:table-cell>
          <table:table-cell office:value-type="string">
            <text:p>Fri Sep 14 12:35:39 2007</text:p>
          </table:table-cell>
          <table:table-cell office:value-type="string">
            <text:p>Fri Sep 14 12:44:12 2007</text:p>
          </table:table-cell>
          <table:table-cell office:value-type="string">
            <text:p>Fri Sep 14 12:36:36 2007</text:p>
          </table:table-cell>
          <table:table-cell office:value-type="string">
            <text:p>Fri Sep 14 08:24:39 2007</text:p>
          </table:table-cell>
          <table:table-cell office:value-type="string">
            <text:p>Fri Sep 14 08:26:00 2007</text:p>
          </table:table-cell>
          <table:table-cell office:value-type="string">
            <text:p>Fri Sep 14 08:34:54 2007</text:p>
          </table:table-cell>
          <table:table-cell office:value-type="string">
            <text:p>Fri Sep 14 08:26:49 2007</text:p>
          </table:table-cell>
          <table:table-cell office:value-type="string">
            <text:p>Fri Sep 14 13:09:51 2007</text:p>
          </table:table-cell>
          <table:table-cell office:value-type="string">
            <text:p>Fri Sep 14 13:10:39 2007</text:p>
          </table:table-cell>
          <table:table-cell office:value-type="string">
            <text:p>Fri Sep 14 13:10:04 2007</text:p>
          </table:table-cell>
          <table:table-cell office:value-type="string">
            <text:p>Fri Sep 14 13:10:10 2007</text:p>
          </table:table-cell>
          <table:table-cell office:value-type="string">
            <text:p>Fri Sep 14 13:11:18 2007</text:p>
          </table:table-cell>
          <table:table-cell office:value-type="string">
            <text:p>Fri Sep 14 13:10:28 2007</text:p>
          </table:table-cell>
          <table:table-cell office:value-type="string">
            <text:p>Fri Sep 14 14:16:02 2007</text:p>
          </table:table-cell>
          <table:table-cell office:value-type="string">
            <text:p>Fri Sep 14 14:20:41 2007</text:p>
          </table:table-cell>
          <table:table-cell office:value-type="string">
            <text:p>Fri Sep 14 14:17:14 2007</text:p>
          </table:table-cell>
          <table:table-cell office:value-type="string">
            <text:p>Fri Sep 14 13:15:17 2007</text:p>
          </table:table-cell>
          <table:table-cell office:value-type="string">
            <text:p>Fri Sep 14 13:15:25 2007</text:p>
          </table:table-cell>
          <table:table-cell office:value-type="string">
            <text:p>Fri Sep 14 13:15:21 2007</text:p>
          </table:table-cell>
          <table:table-cell office:value-type="string">
            <text:p>Fri Sep 14 13:13:01 2007</text:p>
          </table:table-cell>
          <table:table-cell office:value-type="string">
            <text:p>Fri Sep 14 13:19:40 2007</text:p>
          </table:table-cell>
          <table:table-cell office:value-type="string">
            <text:p>Fri Sep 14 13:14:12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dboy:/home/swinterm/GGP/scripts/escape-6-1-source-1.log</text:p>
          </table:table-cell>
          <table:table-cell office:value-type="string">
            <text:p>badboy:/home/swinterm/GGP/scripts/escape-6-1-source-2.log</text:p>
          </table:table-cell>
          <table:table-cell office:value-type="string">
            <text:p>badboy:/home/swinterm/GGP/scripts/escape-6-1-target_no_source.log</text:p>
          </table:table-cell>
          <table:table-cell office:value-type="string">
            <text:p>badboy:/home/swinterm/GGP/scripts/escape-6-1-target_after_source.log</text:p>
          </table:table-cell>
          <table:table-cell office:value-type="string">
            <text:p>auk:/home/swinterm/GGP/scripts/escape-6-2-source-1.log</text:p>
          </table:table-cell>
          <table:table-cell office:value-type="string">
            <text:p>auk:/home/swinterm/GGP/scripts/escape-6-2-source-2.log</text:p>
          </table:table-cell>
          <table:table-cell office:value-type="string">
            <text:p>auk:/home/swinterm/GGP/scripts/escape-6-2-target_no_source.log</text:p>
          </table:table-cell>
          <table:table-cell office:value-type="string">
            <text:p>auk:/home/swinterm/GGP/scripts/escape-6-2-target_after_source.log</text:p>
          </table:table-cell>
          <table:table-cell office:value-type="string">
            <text:p>bahamut:/home/swinterm/GGP/scripts/escape-7-1-source.log</text:p>
          </table:table-cell>
          <table:table-cell office:value-type="string">
            <text:p>bahamut:/home/swinterm/GGP/scripts/escape-7-1-target_no_source.log</text:p>
          </table:table-cell>
          <table:table-cell office:value-type="string">
            <text:p>bahamut:/home/swinterm/GGP/scripts/escape-7-1-target_after_source.log</text:p>
          </table:table-cell>
          <table:table-cell office:value-type="string">
            <text:p>bahamut:/home/swinterm/2GGP/GGP/scripts/escape-7-2-source.log</text:p>
          </table:table-cell>
          <table:table-cell office:value-type="string">
            <text:p>bahamut:/home/swinterm/2GGP/GGP/scripts/escape-7-2-target_no_source.log</text:p>
          </table:table-cell>
          <table:table-cell office:value-type="string">
            <text:p>bahamut:/home/swinterm/2GGP/GGP/scripts/escape-7-2-target_after_source.log</text:p>
          </table:table-cell>
          <table:table-cell office:value-type="string">
            <text:p>refuse:/home/swinterm/GGP/scripts/escape-8-1-source.log</text:p>
          </table:table-cell>
          <table:table-cell office:value-type="string">
            <text:p>refuse:/home/swinterm/GGP/scripts/escape-8-1-target_no_source.log</text:p>
          </table:table-cell>
          <table:table-cell office:value-type="string">
            <text:p>refuse:/home/swinterm/GGP/scripts/escape-8-1-target_after_source.log</text:p>
          </table:table-cell>
          <table:table-cell office:value-type="string">
            <text:p>refuse:/home/swinterm/2GGP/GGP/scripts/escape-8-2-source.log</text:p>
          </table:table-cell>
          <table:table-cell office:value-type="string">
            <text:p>refuse:/home/swinterm/2GGP/GGP/scripts/escape-8-2-target_no_source.log</text:p>
          </table:table-cell>
          <table:table-cell office:value-type="string">
            <text:p>refuse:/home/swinterm/2GGP/GGP/scripts/escape-8-2-target_after_source.log</text:p>
          </table:table-cell>
          <table:table-cell office:value-type="string">
            <text:p>wyrm:/home/swinterm/GGP/scripts/escape-9-1-source.log</text:p>
          </table:table-cell>
          <table:table-cell office:value-type="string">
            <text:p>wyrm:/home/swinterm/GGP/scripts/escape-9-1-target_no_source.log</text:p>
          </table:table-cell>
          <table:table-cell office:value-type="string">
            <text:p>wyrm:/home/swinterm/GGP/scripts/escape-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264">
            <text:p>264</text:p>
          </table:table-cell>
          <table:table-cell office:value-type="float" office:value="1789">
            <text:p>1789</text:p>
          </table:table-cell>
          <table:table-cell office:value-type="float" office:value="277">
            <text:p>277</text:p>
          </table:table-cell>
          <table:table-cell office:value-type="float" office:value="515">
            <text:p>515</text:p>
          </table:table-cell>
          <table:table-cell office:value-type="float" office:value="1327">
            <text:p>1327</text:p>
          </table:table-cell>
          <table:table-cell office:value-type="float" office:value="3636">
            <text:p>3636</text:p>
          </table:table-cell>
          <table:table-cell office:value-type="float" office:value="435">
            <text:p>435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285">
            <text:p>285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235">
            <text:p>235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669">
            <text:p>669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2816">
            <text:p>2816</text:p>
          </table:table-cell>
          <table:table-cell office:value-type="float" office:value="722">
            <text:p>722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23.383">
            <text:p>23.38</text:p>
          </table:table-cell>
          <table:table-cell office:value-type="float" office:value="9.71">
            <text:p>9.71</text:p>
          </table:table-cell>
          <table:table-cell office:value-type="float" office:value="29.663">
            <text:p>29.66</text:p>
          </table:table-cell>
          <table:table-cell office:value-type="float" office:value="21.726">
            <text:p>21.73</text:p>
          </table:table-cell>
          <table:table-cell office:value-type="float" office:value="2.631">
            <text:p>2.63</text:p>
          </table:table-cell>
          <table:table-cell office:value-type="float" office:value="6.613">
            <text:p>6.61</text:p>
          </table:table-cell>
          <table:table-cell office:value-type="float" office:value="14.956">
            <text:p>14.96</text:p>
          </table:table-cell>
          <table:table-cell office:value-type="float" office:value="12.165">
            <text:p>12.17</text:p>
          </table:table-cell>
          <table:table-cell office:value-type="float" office:value="2.843">
            <text:p>2.84</text:p>
          </table:table-cell>
          <table:table-cell office:value-type="float" office:value="2.327">
            <text:p>2.33</text:p>
          </table:table-cell>
          <table:table-cell office:value-type="float" office:value="2.288">
            <text:p>2.29</text:p>
          </table:table-cell>
          <table:table-cell office:value-type="float" office:value="2.847">
            <text:p>2.85</text:p>
          </table:table-cell>
          <table:table-cell office:value-type="float" office:value="2.834">
            <text:p>2.83</text:p>
          </table:table-cell>
          <table:table-cell office:value-type="float" office:value="2.961">
            <text:p>2.96</text:p>
          </table:table-cell>
          <table:table-cell office:value-type="float" office:value="18.052">
            <text:p>18.05</text:p>
          </table:table-cell>
          <table:table-cell office:value-type="float" office:value="7.966">
            <text:p>7.97</text:p>
          </table:table-cell>
          <table:table-cell office:value-type="float" office:value="13.283">
            <text:p>13.28</text:p>
          </table:table-cell>
          <table:table-cell office:value-type="float" office:value="6.255">
            <text:p>6.26</text:p>
          </table:table-cell>
          <table:table-cell office:value-type="float" office:value="2.224">
            <text:p>2.22</text:p>
          </table:table-cell>
          <table:table-cell office:value-type="float" office:value="2.522">
            <text:p>2.52</text:p>
          </table:table-cell>
          <table:table-cell office:value-type="float" office:value="9.377">
            <text:p>9.38</text:p>
          </table:table-cell>
          <table:table-cell office:value-type="float" office:value="13.521">
            <text:p>13.52</text:p>
          </table:table-cell>
          <table:table-cell office:value-type="float" office:value="11.395">
            <text:p>11.4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mapping done</text:p>
          </table:table-cell>
          <table:table-cell office:value-type="float" office:value="2.64">
            <text:p>2.64</text:p>
          </table:table-cell>
          <table:table-cell table:number-columns-repeated="3" office:value-type="string">
            <text:p>no mapping done</text:p>
          </table:table-cell>
          <table:table-cell office:value-type="float" office:value="1.51">
            <text:p>1.51</text:p>
          </table:table-cell>
          <table:table-cell table:number-columns-repeated="2" office:value-type="string">
            <text:p>no mapping done</text:p>
          </table:table-cell>
          <table:table-cell office:value-type="float" office:value="0.81">
            <text:p>0.81</text:p>
          </table:table-cell>
          <table:table-cell table:number-columns-repeated="2" office:value-type="string">
            <text:p>no mapping done</text:p>
          </table:table-cell>
          <table:table-cell office:value-type="float" office:value="0.84">
            <text:p>0.84</text:p>
          </table:table-cell>
          <table:table-cell table:number-columns-repeated="2" office:value-type="string">
            <text:p>no mapping done</text:p>
          </table:table-cell>
          <table:table-cell office:value-type="float" office:value="0.94">
            <text:p>0.94</text:p>
          </table:table-cell>
          <table:table-cell table:number-columns-repeated="2" office:value-type="string">
            <text:p>no mapping done</text:p>
          </table:table-cell>
          <table:table-cell office:value-type="float" office:value="0.97">
            <text:p>0.97</text:p>
          </table:table-cell>
          <table:table-cell table:number-columns-repeated="2" office:value-type="string">
            <text:p>no mapping done</text:p>
          </table:table-cell>
          <table:table-cell office:value-type="float" office:value="1.04">
            <text:p>1.04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7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x_combine(x_log1, x_log2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x_apply(x_combo1,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combine(wood1, wood2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apply(hammer1, nor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x_apply(x_hammer1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drum1, drum2)</text:p>
          </table:table-cell>
          <table:table-cell office:value-type="string">
            <text:p>ACTION x_combine(x_drum1, x_drum2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staplegun1, nor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office:value-type="string">
            <text:p>ACTION x_apply(x_combo2, west)</text:p>
          </table:table-cell>
          <table:table-cell office:value-type="string">
            <text:p>ACTION x_combine(x_drum1, x_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apply(hammer1, 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hammer1,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x_apply(x_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combine(log3, log4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9"/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1"/>
        </table:table-row>
      </table:table>
      <table:table table:name="LEVEL10" table:style-name="ta7" table:print="false"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33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  <table:table-cell table:number-columns-repeated="5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style-name="Default"/>
          <table:table-cell table:number-columns-repeated="233"/>
        </table:table-row>
        <table:table-row table:style-name="ro1">
          <table:table-cell office:value-type="string">
            <text:p>notes</text:p>
          </table:table-cell>
          <table:table-cell table:number-columns-repeated="21"/>
          <table:table-cell office:value-type="string">
            <text:p>notes</text:p>
          </table:table-cell>
          <table:table-cell table:number-columns-repeated="233"/>
        </table:table-row>
        <table:table-row table:style-name="ro1">
          <table:table-cell office:value-type="string">
            <text:p>decisions</text:p>
          </table:table-cell>
          <table:table-cell office:value-type="float" office:value="4870">
            <text:p>4870</text:p>
          </table:table-cell>
          <table:table-cell office:value-type="float" office:value="1698">
            <text:p>1698</text:p>
          </table:table-cell>
          <table:table-cell office:value-type="float" office:value="846">
            <text:p>846</text:p>
          </table:table-cell>
          <table:table-cell office:value-type="float" office:value="19436">
            <text:p>19436</text:p>
          </table:table-cell>
          <table:table-cell office:value-type="float" office:value="4009">
            <text:p>4009</text:p>
          </table:table-cell>
          <table:table-cell office:value-type="float" office:value="2359">
            <text:p>2359</text:p>
          </table:table-cell>
          <table:table-cell office:value-type="float" office:value="2230">
            <text:p>2230</text:p>
          </table:table-cell>
          <table:table-cell office:value-type="float" office:value="1386">
            <text:p>1386</text:p>
          </table:table-cell>
          <table:table-cell office:value-type="float" office:value="1123">
            <text:p>1123</text:p>
          </table:table-cell>
          <table:table-cell office:value-type="float" office:value="25599">
            <text:p>25599</text:p>
          </table:table-cell>
          <table:table-cell office:value-type="float" office:value="1107">
            <text:p>1107</text:p>
          </table:table-cell>
          <table:table-cell office:value-type="float" office:value="342">
            <text:p>342</text:p>
          </table:table-cell>
          <table:table-cell office:value-type="float" office:value="55612">
            <text:p>55612</text:p>
          </table:table-cell>
          <table:table-cell table:number-columns-repeated="2" office:value-type="float" office:value="8206">
            <text:p>8206</text:p>
          </table:table-cell>
          <table:table-cell office:value-type="float" office:value="27213">
            <text:p>27213</text:p>
          </table:table-cell>
          <table:table-cell table:number-columns-repeated="2" office:value-type="float" office:value="3353">
            <text:p>3353</text:p>
          </table:table-cell>
          <table:table-cell office:value-type="float" office:value="28695">
            <text:p>28695</text:p>
          </table:table-cell>
          <table:table-cell office:value-type="float" office:value="3488">
            <text:p>3488</text:p>
          </table:table-cell>
          <table:table-cell office:value-type="float" office:value="1543">
            <text:p>1543</text:p>
          </table:table-cell>
          <table:table-cell office:value-type="string">
            <text:p>decisions</text:p>
          </table:table-cell>
          <table:table-cell table:number-columns-repeated="233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Fri Sep 14 09:43:54 2007</text:p>
          </table:table-cell>
          <table:table-cell office:value-type="string">
            <text:p>Fri Sep 14 09:49:36 2007</text:p>
          </table:table-cell>
          <table:table-cell office:value-type="string">
            <text:p>Fri Sep 14 09:45:48 2007</text:p>
          </table:table-cell>
          <table:table-cell office:value-type="string">
            <text:p>Fri Sep 14 13:42:47 2007</text:p>
          </table:table-cell>
          <table:table-cell office:value-type="string">
            <text:p>Fri Sep 14 13:45:45 2007</text:p>
          </table:table-cell>
          <table:table-cell office:value-type="string">
            <text:p>Fri Sep 14 13:43:52 2007</text:p>
          </table:table-cell>
          <table:table-cell office:value-type="string">
            <text:p>Fri Sep 14 09:22:23 2007</text:p>
          </table:table-cell>
          <table:table-cell office:value-type="string">
            <text:p>Fri Sep 14 09:23:10 2007</text:p>
          </table:table-cell>
          <table:table-cell office:value-type="string">
            <text:p>Fri Sep 14 09:22:48 2007</text:p>
          </table:table-cell>
          <table:table-cell office:value-type="string">
            <text:p>Fri Sep 14 09:38:48 2007</text:p>
          </table:table-cell>
          <table:table-cell office:value-type="string">
            <text:p>Fri Sep 14 09:39:54 2007</text:p>
          </table:table-cell>
          <table:table-cell office:value-type="string">
            <text:p>Fri Sep 14 09:39:11 2007</text:p>
          </table:table-cell>
          <table:table-cell office:value-type="string">
            <text:p>Fri Sep 14 13:37:18 2007</text:p>
          </table:table-cell>
          <table:table-cell office:value-type="string">
            <text:p>Fri Sep 14 13:39:54 2007</text:p>
          </table:table-cell>
          <table:table-cell office:value-type="string">
            <text:p>Fri Sep 14 13:38:28 2007</text:p>
          </table:table-cell>
          <table:table-cell office:value-type="string">
            <text:p>Fri Sep 14 13:41:43 2007</text:p>
          </table:table-cell>
          <table:table-cell office:value-type="string">
            <text:p>Fri Sep 14 13:41:57 2007</text:p>
          </table:table-cell>
          <table:table-cell office:value-type="string">
            <text:p>Fri Sep 14 13:41:51 2007</text:p>
          </table:table-cell>
          <table:table-cell office:value-type="string">
            <text:p>Fri Sep 14 13:38:44 2007</text:p>
          </table:table-cell>
          <table:table-cell office:value-type="string">
            <text:p>Fri Sep 14 13:40:57 2007</text:p>
          </table:table-cell>
          <table:table-cell office:value-type="string">
            <text:p>Fri Sep 14 13:39:24 2007</text:p>
          </table:table-cell>
          <table:table-cell office:value-type="string">
            <text:p>when</text:p>
          </table:table-cell>
          <table:table-cell table:number-columns-repeated="233"/>
        </table:table-row>
        <table:table-row table:style-name="ro1">
          <table:table-cell office:value-type="string">
            <text:p>where</text:p>
          </table:table-cell>
          <table:table-cell office:value-type="string">
            <text:p>flamingo:/home/swinterm/GGP/scripts/TL-Level-10-1-Source.log</text:p>
          </table:table-cell>
          <table:table-cell office:value-type="string">
            <text:p>flamingo:/home/swinterm/GGP/scripts/TL-Level-10-1-Target_no_source.log</text:p>
          </table:table-cell>
          <table:table-cell office:value-type="string">
            <text:p>flamingo:/home/swinterm/GGP/scripts/TL-Level-10-1-Target_after_source.log</text:p>
          </table:table-cell>
          <table:table-cell office:value-type="string">
            <text:p>wyrm:/home/swinterm/GGP/scripts/TL-Level-10-2-Source.log</text:p>
          </table:table-cell>
          <table:table-cell office:value-type="string">
            <text:p>wyrm:/home/swinterm/GGP/scripts/TL-Level-10-2-Target_no_source.log</text:p>
          </table:table-cell>
          <table:table-cell office:value-type="string">
            <text:p>wyrm:/home/swinterm/GGP/scripts/TL-Level-10-2-Target_after_source.log</text:p>
          </table:table-cell>
          <table:table-cell office:value-type="string">
            <text:p>flamingo:/home/swinterm/GGP/scripts/TL-Level-10-3-Source.log</text:p>
          </table:table-cell>
          <table:table-cell office:value-type="string">
            <text:p>flamingo:/home/swinterm/GGP/scripts/TL-Level-10-3-Target_no_source.log</text:p>
          </table:table-cell>
          <table:table-cell office:value-type="string">
            <text:p>flamingo:/home/swinterm/GGP/scripts/TL-Level-10-3-Target_after_source.log</text:p>
          </table:table-cell>
          <table:table-cell office:value-type="string">
            <text:p>flamingo:/home/swinterm/GGP/scripts/TL-Level-10-4-Source.log</text:p>
          </table:table-cell>
          <table:table-cell office:value-type="string">
            <text:p>flamingo:/home/swinterm/GGP/scripts/TL-Level-10-4-Target_no_source.log</text:p>
          </table:table-cell>
          <table:table-cell office:value-type="string">
            <text:p>flamingo:/home/swinterm/GGP/scripts/TL-Level-10-4-Target_after_source.log</text:p>
          </table:table-cell>
          <table:table-cell office:value-type="string">
            <text:p>bahamut:/home/swinterm/2GGP/GGP/scripts/TL-Level-10-5-Source.log</text:p>
          </table:table-cell>
          <table:table-cell office:value-type="string">
            <text:p>bahamut:/home/swinterm/2GGP/GGP/scripts/TL-Level-10-5-Target_no_source.log</text:p>
          </table:table-cell>
          <table:table-cell office:value-type="string">
            <text:p>bahamut:/home/swinterm/2GGP/GGP/scripts/TL-Level-10-5-Target_after_source.log</text:p>
          </table:table-cell>
          <table:table-cell office:value-type="string">
            <text:p>smaug:/home/swinterm/GGP/scripts/TL-Level-10-6-Source.log</text:p>
          </table:table-cell>
          <table:table-cell office:value-type="string">
            <text:p>smaug:/home/swinterm/GGP/scripts/TL-Level-10-6-Target_no_source.log</text:p>
          </table:table-cell>
          <table:table-cell office:value-type="string">
            <text:p>smaug:/home/swinterm/GGP/scripts/TL-Level-10-6-Target_after_source.log</text:p>
          </table:table-cell>
          <table:table-cell office:value-type="string">
            <text:p>refuse:/home/swinterm/2GGP/GGP/scripts/TL-Level-10-7-Source.log</text:p>
          </table:table-cell>
          <table:table-cell office:value-type="string">
            <text:p>refuse:/home/swinterm/2GGP/GGP/scripts/TL-Level-10-7-Target_no_source.log</text:p>
          </table:table-cell>
          <table:table-cell office:value-type="string">
            <text:p>refuse:/home/swinterm/2GGP/GGP/scripts/TL-Level-10-7-Target_after_source.log</text:p>
          </table:table-cell>
          <table:table-cell office:value-type="string">
            <text:p>where</text:p>
          </table:table-cell>
          <table:table-cell table:number-columns-repeated="233"/>
        </table:table-row>
        <table:table-row table:style-name="ro1">
          <table:table-cell office:value-type="string">
            <text:p>states</text:p>
          </table:table-cell>
          <table:table-cell office:value-type="float" office:value="589">
            <text:p>589</text:p>
          </table:table-cell>
          <table:table-cell office:value-type="float" office:value="213">
            <text:p>213</text:p>
          </table:table-cell>
          <table:table-cell office:value-type="float" office:value="106">
            <text:p>106</text:p>
          </table:table-cell>
          <table:table-cell office:value-type="float" office:value="2342">
            <text:p>2342</text:p>
          </table:table-cell>
          <table:table-cell office:value-type="float" office:value="491">
            <text:p>491</text:p>
          </table:table-cell>
          <table:table-cell office:value-type="float" office:value="292">
            <text:p>292</text:p>
          </table:table-cell>
          <table:table-cell office:value-type="float" office:value="264">
            <text:p>264</text:p>
          </table:table-cell>
          <table:table-cell office:value-type="float" office:value="164">
            <text:p>164</text:p>
          </table:table-cell>
          <table:table-cell office:value-type="float" office:value="134">
            <text:p>134</text:p>
          </table:table-cell>
          <table:table-cell office:value-type="float" office:value="2938">
            <text:p>2938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6619">
            <text:p>6619</text:p>
          </table:table-cell>
          <table:table-cell table:number-columns-repeated="2" office:value-type="float" office:value="899">
            <text:p>899</text:p>
          </table:table-cell>
          <table:table-cell office:value-type="float" office:value="3097">
            <text:p>3097</text:p>
          </table:table-cell>
          <table:table-cell table:number-columns-repeated="2" office:value-type="float" office:value="367">
            <text:p>367</text:p>
          </table:table-cell>
          <table:table-cell office:value-type="float" office:value="3172">
            <text:p>3172</text:p>
          </table:table-cell>
          <table:table-cell office:value-type="float" office:value="448">
            <text:p>448</text:p>
          </table:table-cell>
          <table:table-cell office:value-type="float" office:value="192">
            <text:p>192</text:p>
          </table:table-cell>
          <table:table-cell office:value-type="string">
            <text:p>states</text:p>
          </table:table-cell>
          <table:table-cell table:number-columns-repeated="233"/>
        </table:table-row>
        <table:table-row table:style-name="ro1">
          <table:table-cell office:value-type="string">
            <text:p>msec/dec</text:p>
          </table:table-cell>
          <table:table-cell office:value-type="float" office:value="37.526">
            <text:p>37.53</text:p>
          </table:table-cell>
          <table:table-cell office:value-type="float" office:value="129.346">
            <text:p>129.35</text:p>
          </table:table-cell>
          <table:table-cell office:value-type="float" office:value="114.064">
            <text:p>114.06</text:p>
          </table:table-cell>
          <table:table-cell office:value-type="float" office:value="55.473">
            <text:p>55.47</text:p>
          </table:table-cell>
          <table:table-cell office:value-type="float" office:value="27.829">
            <text:p>27.83</text:p>
          </table:table-cell>
          <table:table-cell office:value-type="float" office:value="25">
            <text:p>25</text:p>
          </table:table-cell>
          <table:table-cell office:value-type="float" office:value="5.312">
            <text:p>5.31</text:p>
          </table:table-cell>
          <table:table-cell office:value-type="float" office:value="15.236">
            <text:p>15.24</text:p>
          </table:table-cell>
          <table:table-cell office:value-type="float" office:value="15.816">
            <text:p>15.82</text:p>
          </table:table-cell>
          <table:table-cell office:value-type="float" office:value="32.986">
            <text:p>32.99</text:p>
          </table:table-cell>
          <table:table-cell office:value-type="float" office:value="38.687">
            <text:p>38.69</text:p>
          </table:table-cell>
          <table:table-cell office:value-type="float" office:value="39.078">
            <text:p>39.08</text:p>
          </table:table-cell>
          <table:table-cell office:value-type="float" office:value="5.568">
            <text:p>5.57</text:p>
          </table:table-cell>
          <table:table-cell office:value-type="float" office:value="5.173">
            <text:p>5.17</text:p>
          </table:table-cell>
          <table:table-cell office:value-type="float" office:value="5.112">
            <text:p>5.11</text:p>
          </table:table-cell>
          <table:table-cell office:value-type="float" office:value="31.091">
            <text:p>31.09</text:p>
          </table:table-cell>
          <table:table-cell office:value-type="float" office:value="1.699">
            <text:p>1.7</text:p>
          </table:table-cell>
          <table:table-cell office:value-type="float" office:value="1.724">
            <text:p>1.72</text:p>
          </table:table-cell>
          <table:table-cell office:value-type="float" office:value="9.23">
            <text:p>9.23</text:p>
          </table:table-cell>
          <table:table-cell office:value-type="float" office:value="25.894">
            <text:p>25.89</text:p>
          </table:table-cell>
          <table:table-cell office:value-type="float" office:value="21.619">
            <text:p>21.62</text:p>
          </table:table-cell>
          <table:table-cell office:value-type="string">
            <text:p>soln length</text:p>
          </table:table-cell>
          <table:table-cell table:number-columns-repeated="233"/>
        </table:table-row>
        <table:table-row table:style-name="ro1">
          <table:table-cell office:value-type="string">
            <text:p>soln length</text:p>
          </table:table-cell>
          <table:table-cell office:value-type="float" office:value="9.87">
            <text:p>9.87</text:p>
          </table:table-cell>
          <table:table-cell table:number-columns-repeated="2" office:value-type="string">
            <text:p>no mapping done</text:p>
          </table:table-cell>
          <table:table-cell office:value-type="float" office:value="5.03">
            <text:p>5.03</text:p>
          </table:table-cell>
          <table:table-cell table:number-columns-repeated="2" office:value-type="string">
            <text:p>no mapping done</text:p>
          </table:table-cell>
          <table:table-cell office:value-type="float" office:value="5.44">
            <text:p>5.44</text:p>
          </table:table-cell>
          <table:table-cell table:number-columns-repeated="2" office:value-type="string">
            <text:p>no mapping done</text:p>
          </table:table-cell>
          <table:table-cell office:value-type="float" office:value="8.28">
            <text:p>8.28</text:p>
          </table:table-cell>
          <table:table-cell table:number-columns-repeated="2" office:value-type="string">
            <text:p>no mapping done</text:p>
          </table:table-cell>
          <table:table-cell office:value-type="float" office:value="5.568">
            <text:p>5.57</text:p>
          </table:table-cell>
          <table:table-cell table:number-columns-repeated="2" office:value-type="string">
            <text:p>no mapping done</text:p>
          </table:table-cell>
          <table:table-cell office:value-type="float" office:value="1.25">
            <text:p>1.25</text:p>
          </table:table-cell>
          <table:table-cell table:number-columns-repeated="2" office:value-type="string">
            <text:p>no mapping done</text:p>
          </table:table-cell>
          <table:table-cell office:value-type="float" office:value="5.24">
            <text:p>5.24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33"/>
        </table:table-row>
        <table:table-row table:style-name="ro1">
          <table:table-cell office:value-type="string">
            <text:p>soln 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9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-monster(kestral3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5" office:value-type="string">
            <text:p>ACTION move(ea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shoot(terrorist1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read(scroll1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heal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shoot(sou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log1, log2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throw(east, 2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33"/>
        </table:table-row>
        <table:table-row table:style-name="ro1">
          <table:table-cell table:style-name="Default"/>
          <table:table-cell table:number-columns-repeated="12"/>
          <table:table-cell office:value-type="string">
            <text:p>end</text:p>
          </table:table-cell>
          <table:table-cell table:number-columns-repeated="5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3"/>
        </table:table-row>
      </table:table>
      <table:table table:name="worksheet" table:style-name="ta8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54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1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s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2" svg:font-family="'DejaVu Sans'" style:font-family-generic="roman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DejaVu Sans1" style:font-name-complex="DejaVu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7">09/17/2007</text:date>, <text:time>10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9-13T09:23:40</dc:date>
    <meta:print-date>2007-08-08T14:18:36</meta:print-date>
    <dc:language>en-US</dc:language>
    <meta:editing-cycles>85</meta:editing-cycles>
    <meta:editing-duration>PT12H32M6S</meta:editing-duration>
    <meta:user-defined meta:name="Info 1"/>
    <meta:user-defined meta:name="Info 2"/>
    <meta:user-defined meta:name="Info 3"/>
    <meta:user-defined meta:name="Info 4"/>
    <meta:document-statistic meta:table-count="8" meta:cell-count="3610"/>
  </office:meta>
</office:document-meta>
</file>